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82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868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Tahoma" fo:font-size="10pt" fo:language="none" fo:country="none" style:font-name-asian="Tahoma" style:font-size-asian="10pt" style:language-asian="none" style:country-asian="none" style:font-name-complex="Tahoma" style:font-size-complex="10pt" style:language-complex="none" style:country-complex="non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3" table:default-cell-style-name="ce1"/>
        <table:table-row table:style-name="ro1">
          <table:table-cell office:value-type="string">
            <text:p>Email</text:p>
          </table:table-cell>
          <table:table-cell office:value-type="string">
            <text:p>Name</text:p>
          </table:table-cell>
          <table:table-cell table:number-columns-repeated="3"/>
          <table:table-cell office:value-type="string">
            <text:p>First initial</text:p>
          </table:table-cell>
          <table:table-cell office:value-type="string">
            <text:p>Last Name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Admin</text:p>
          </table:table-cell>
          <table:table-cell table:formula="of:=CONCATENATE(&quot;('&quot;;[.H1];&quot;','&quot;;[.A1];&quot;','&quot;;[.I1];&quot;','&quot;;[.J1];&quot;','&quot;;[.B1];&quot;',now(),now()),&quot;)" office:value-type="string" office:string-value="('Username','Email','Password','Admin','Name',now(),now()),">
            <text:p>('Username','Email','Password','Admin','Name',now(),now()),</text:p>
          </table:table-cell>
        </table:table-row>
        <table:table-row table:style-name="ro1">
          <table:table-cell office:value-type="string">
            <text:p>dave@menconi.com</text:p>
          </table:table-cell>
          <table:table-cell office:value-type="string">
            <text:p>Dave Menconi</text:p>
          </table:table-cell>
          <table:table-cell table:formula="of:=FIND(&quot; &quot;;[.B2])" office:value-type="float" office:value="5">
            <text:p>5</text:p>
          </table:table-cell>
          <table:table-cell table:formula="of:=LEN([.B2])" office:value-type="float" office:value="12">
            <text:p>12</text:p>
          </table:table-cell>
          <table:table-cell table:formula="of:=[.D2]-[.C2]" office:value-type="float" office:value="7">
            <text:p>7</text:p>
          </table:table-cell>
          <table:table-cell table:formula="of:=LEFT([.B2];1)" office:value-type="string" office:string-value="D">
            <text:p>D</text:p>
          </table:table-cell>
          <table:table-cell table:formula="of:=RIGHT([.B2];[.E2])" office:value-type="string" office:string-value="Menconi">
            <text:p>Menconi</text:p>
          </table:table-cell>
          <table:table-cell office:value-type="string">
            <text:p>davemenc</text:p>
          </table:table-cell>
          <table:table-cell office:value-type="string">
            <text:p>d4v3m3nc</text:p>
          </table:table-cell>
          <table:table-cell office:value-type="float" office:value="1">
            <text:p>1</text:p>
          </table:table-cell>
          <table:table-cell table:formula="of:=CONCATENATE(&quot;('&quot;;[.H2];&quot;','&quot;;[.A2];&quot;','&quot;;[.I2];&quot;','&quot;;[.J2];&quot;','&quot;;[.B2];&quot;',now(),now()),&quot;)" office:value-type="string" office:string-value="('davemenc','dave@menconi.com','d4v3m3nc','1','Dave Menconi',now(),now()),">
            <text:p>('davemenc','dave@menconi.com','d4v3m3nc','1','Dave Menconi',now(),now()),</text:p>
          </table:table-cell>
        </table:table-row>
        <table:table-row table:style-name="ro1">
          <table:table-cell office:value-type="string">
            <text:p>dorita@menconi.com</text:p>
          </table:table-cell>
          <table:table-cell office:value-type="string">
            <text:p>Dorita Menconi</text:p>
          </table:table-cell>
          <table:table-cell table:formula="of:=FIND(&quot; &quot;;[.B3])" office:value-type="float" office:value="7">
            <text:p>7</text:p>
          </table:table-cell>
          <table:table-cell table:formula="of:=LEN([.B3])" office:value-type="float" office:value="14">
            <text:p>14</text:p>
          </table:table-cell>
          <table:table-cell table:formula="of:=[.D3]-[.C3]" office:value-type="float" office:value="7">
            <text:p>7</text:p>
          </table:table-cell>
          <table:table-cell table:formula="of:=LEFT([.B3];1)" office:value-type="string" office:string-value="D">
            <text:p>D</text:p>
          </table:table-cell>
          <table:table-cell table:formula="of:=RIGHT([.B3];[.E3])" office:value-type="string" office:string-value="Menconi">
            <text:p>Menconi</text:p>
          </table:table-cell>
          <table:table-cell table:formula="of:=LOWER(CONCATENATE([.F3];[.G3]))" office:value-type="string" office:string-value="dmenconi">
            <text:p>dmenconi</text:p>
          </table:table-cell>
          <table:table-cell office:value-type="string">
            <text:p>dm3nc0n1</text:p>
          </table:table-cell>
          <table:table-cell office:value-type="float" office:value="1">
            <text:p>1</text:p>
          </table:table-cell>
          <table:table-cell table:formula="of:=CONCATENATE(&quot;('&quot;;[.H3];&quot;','&quot;;[.A3];&quot;','&quot;;[.I3];&quot;','&quot;;[.J3];&quot;','&quot;;[.B3];&quot;',now(),now()),&quot;)" office:value-type="string" office:string-value="('dmenconi','dorita@menconi.com','dm3nc0n1','1','Dorita Menconi',now(),now()),">
            <text:p>('dmenconi','dorita@menconi.com','dm3nc0n1','1','Dorita Menconi',now(),now()),</text:p>
          </table:table-cell>
        </table:table-row>
        <table:table-row table:style-name="ro1">
          <table:table-cell office:value-type="string">
            <text:p>janine@menconi.com</text:p>
          </table:table-cell>
          <table:table-cell office:value-type="string">
            <text:p>Janine Davis</text:p>
          </table:table-cell>
          <table:table-cell table:formula="of:=FIND(&quot; &quot;;[.B4])" office:value-type="float" office:value="7">
            <text:p>7</text:p>
          </table:table-cell>
          <table:table-cell table:formula="of:=LEN([.B4])" office:value-type="float" office:value="12">
            <text:p>12</text:p>
          </table:table-cell>
          <table:table-cell table:formula="of:=[.D4]-[.C4]" office:value-type="float" office:value="5">
            <text:p>5</text:p>
          </table:table-cell>
          <table:table-cell table:formula="of:=LEFT([.B4];1)" office:value-type="string" office:string-value="J">
            <text:p>J</text:p>
          </table:table-cell>
          <table:table-cell table:formula="of:=RIGHT([.B4];[.E4])" office:value-type="string" office:string-value="Davis">
            <text:p>Davis</text:p>
          </table:table-cell>
          <table:table-cell table:formula="of:=LOWER(CONCATENATE([.F4];[.G4]))" office:value-type="string" office:string-value="jdavis">
            <text:p>jdavis</text:p>
          </table:table-cell>
          <table:table-cell office:value-type="string">
            <text:p>jd4v1s</text:p>
          </table:table-cell>
          <table:table-cell office:value-type="float" office:value="0">
            <text:p>0</text:p>
          </table:table-cell>
          <table:table-cell table:formula="of:=CONCATENATE(&quot;('&quot;;[.H4];&quot;','&quot;;[.A4];&quot;','&quot;;[.I4];&quot;','&quot;;[.J4];&quot;','&quot;;[.B4];&quot;',now(),now()),&quot;)" office:value-type="string" office:string-value="('jdavis','janine@menconi.com','jd4v1s','0','Janine Davis',now(),now()),">
            <text:p>('jdavis','janine@menconi.com','jd4v1s','0','Janine Davis',now(),now()),</text:p>
          </table:table-cell>
        </table:table-row>
        <table:table-row table:style-name="ro1">
          <table:table-cell office:value-type="string">
            <text:p>scott@spamwolf.com</text:p>
          </table:table-cell>
          <table:table-cell office:value-type="string">
            <text:p>Scott Nelson</text:p>
          </table:table-cell>
          <table:table-cell table:formula="of:=FIND(&quot; &quot;;[.B5])" office:value-type="float" office:value="6">
            <text:p>6</text:p>
          </table:table-cell>
          <table:table-cell table:formula="of:=LEN([.B5])" office:value-type="float" office:value="12">
            <text:p>12</text:p>
          </table:table-cell>
          <table:table-cell table:formula="of:=[.D5]-[.C5]" office:value-type="float" office:value="6">
            <text:p>6</text:p>
          </table:table-cell>
          <table:table-cell table:formula="of:=LEFT([.B5];1)" office:value-type="string" office:string-value="S">
            <text:p>S</text:p>
          </table:table-cell>
          <table:table-cell table:formula="of:=RIGHT([.B5];[.E5])" office:value-type="string" office:string-value="Nelson">
            <text:p>Nelson</text:p>
          </table:table-cell>
          <table:table-cell table:formula="of:=LOWER(CONCATENATE([.F5];[.G5]))" office:value-type="string" office:string-value="snelson">
            <text:p>snelson</text:p>
          </table:table-cell>
          <table:table-cell office:value-type="string">
            <text:p>sn3ls0n</text:p>
          </table:table-cell>
          <table:table-cell office:value-type="float" office:value="0">
            <text:p>0</text:p>
          </table:table-cell>
          <table:table-cell table:formula="of:=CONCATENATE(&quot;('&quot;;[.H5];&quot;','&quot;;[.A5];&quot;','&quot;;[.I5];&quot;','&quot;;[.J5];&quot;','&quot;;[.B5];&quot;',now(),now()),&quot;)" office:value-type="string" office:string-value="('snelson','scott@spamwolf.com','sn3ls0n','0','Scott Nelson',now(),now()),">
            <text:p>('snelson','scott@spamwolf.com','sn3ls0n','0','Scott Nelson',now(),now()),</text:p>
          </table:table-cell>
        </table:table-row>
        <table:table-row table:style-name="ro1">
          <table:table-cell office:value-type="string">
            <text:p>mfj@ieee.org</text:p>
          </table:table-cell>
          <table:table-cell office:value-type="string">
            <text:p>Mike Jones</text:p>
          </table:table-cell>
          <table:table-cell table:formula="of:=FIND(&quot; &quot;;[.B6])" office:value-type="float" office:value="5">
            <text:p>5</text:p>
          </table:table-cell>
          <table:table-cell table:formula="of:=LEN([.B6])" office:value-type="float" office:value="10">
            <text:p>10</text:p>
          </table:table-cell>
          <table:table-cell table:formula="of:=[.D6]-[.C6]" office:value-type="float" office:value="5">
            <text:p>5</text:p>
          </table:table-cell>
          <table:table-cell table:formula="of:=LEFT([.B6];1)" office:value-type="string" office:string-value="M">
            <text:p>M</text:p>
          </table:table-cell>
          <table:table-cell table:formula="of:=RIGHT([.B6];[.E6])" office:value-type="string" office:string-value="Jones">
            <text:p>Jones</text:p>
          </table:table-cell>
          <table:table-cell table:formula="of:=LOWER(CONCATENATE([.F6];[.G6]))" office:value-type="string" office:string-value="mjones">
            <text:p>mjones</text:p>
          </table:table-cell>
          <table:table-cell office:value-type="string">
            <text:p>mj0n3s</text:p>
          </table:table-cell>
          <table:table-cell office:value-type="float" office:value="0">
            <text:p>0</text:p>
          </table:table-cell>
          <table:table-cell table:formula="of:=CONCATENATE(&quot;('&quot;;[.H6];&quot;','&quot;;[.A6];&quot;','&quot;;[.I6];&quot;','&quot;;[.J6];&quot;','&quot;;[.B6];&quot;',now(),now()),&quot;)" office:value-type="string" office:string-value="('mjones','mfj@ieee.org','mj0n3s','0','Mike Jones',now(),now()),">
            <text:p>('mjones','mfj@ieee.org','mj0n3s','0','Mike Jones',now(),now()),</text:p>
          </table:table-cell>
        </table:table-row>
        <table:table-row table:style-name="ro1">
          <table:table-cell office:value-type="string">
            <text:p>RFischer@sonic.net</text:p>
          </table:table-cell>
          <table:table-cell office:value-type="string">
            <text:p>Ray Fischer</text:p>
          </table:table-cell>
          <table:table-cell table:formula="of:=FIND(&quot; &quot;;[.B7])" office:value-type="float" office:value="4">
            <text:p>4</text:p>
          </table:table-cell>
          <table:table-cell table:formula="of:=LEN([.B7])" office:value-type="float" office:value="11">
            <text:p>11</text:p>
          </table:table-cell>
          <table:table-cell table:formula="of:=[.D7]-[.C7]" office:value-type="float" office:value="7">
            <text:p>7</text:p>
          </table:table-cell>
          <table:table-cell table:formula="of:=LEFT([.B7];1)" office:value-type="string" office:string-value="R">
            <text:p>R</text:p>
          </table:table-cell>
          <table:table-cell table:formula="of:=RIGHT([.B7];[.E7])" office:value-type="string" office:string-value="Fischer">
            <text:p>Fischer</text:p>
          </table:table-cell>
          <table:table-cell table:formula="of:=LOWER(CONCATENATE([.F7];[.G7]))" office:value-type="string" office:string-value="rfischer">
            <text:p>rfischer</text:p>
          </table:table-cell>
          <table:table-cell office:value-type="string">
            <text:p>rf1sch3r</text:p>
          </table:table-cell>
          <table:table-cell office:value-type="float" office:value="0">
            <text:p>0</text:p>
          </table:table-cell>
          <table:table-cell table:formula="of:=CONCATENATE(&quot;('&quot;;[.H7];&quot;','&quot;;[.A7];&quot;','&quot;;[.I7];&quot;','&quot;;[.J7];&quot;','&quot;;[.B7];&quot;',now(),now()),&quot;)" office:value-type="string" office:string-value="('rfischer','RFischer@sonic.net','rf1sch3r','0','Ray Fischer',now(),now()),">
            <text:p>('rfischer','RFischer@sonic.net','rf1sch3r','0','Ray Fischer',now(),now()),</text:p>
          </table:table-cell>
        </table:table-row>
        <table:table-row table:style-name="ro2">
          <table:table-cell office:value-type="string">
            <text:p>sabrina007@mac.com</text:p>
          </table:table-cell>
          <table:table-cell office:value-type="string">
            <text:p>Sabrina Nelson</text:p>
          </table:table-cell>
          <table:table-cell table:formula="of:=FIND(&quot; &quot;;[.B8])" office:value-type="float" office:value="8">
            <text:p>8</text:p>
          </table:table-cell>
          <table:table-cell table:formula="of:=LEN([.B8])" office:value-type="float" office:value="14">
            <text:p>14</text:p>
          </table:table-cell>
          <table:table-cell table:formula="of:=[.D8]-[.C8]" office:value-type="float" office:value="6">
            <text:p>6</text:p>
          </table:table-cell>
          <table:table-cell table:formula="of:=LEFT([.B8];1)" office:value-type="string" office:string-value="S">
            <text:p>S</text:p>
          </table:table-cell>
          <table:table-cell table:formula="of:=RIGHT([.B8];[.E8])" office:value-type="string" office:string-value="Nelson">
            <text:p>Nelson</text:p>
          </table:table-cell>
          <table:table-cell table:formula="of:=LOWER(CONCATENATE([.F8];[.G8]))" office:value-type="string" office:string-value="snelson">
            <text:p>snelson</text:p>
          </table:table-cell>
          <table:table-cell office:value-type="string">
            <text:p>sn3ls0n</text:p>
          </table:table-cell>
          <table:table-cell office:value-type="float" office:value="0">
            <text:p>0</text:p>
          </table:table-cell>
          <table:table-cell table:formula="of:=CONCATENATE(&quot;('&quot;;[.H8];&quot;','&quot;;[.A8];&quot;','&quot;;[.I8];&quot;','&quot;;[.J8];&quot;','&quot;;[.B8];&quot;',now(),now()),&quot;)" office:value-type="string" office:string-value="('snelson','sabrina007@mac.com','sn3ls0n','0','Sabrina Nelson',now(),now()),">
            <text:p>('snelson','sabrina007@mac.com','sn3ls0n','0','Sabrina Nelson',now(),now()),</text:p>
          </table:table-cell>
        </table:table-row>
        <table:table-row table:style-name="ro1">
          <table:table-cell office:value-type="string">
            <text:p>teeje@timebender.com</text:p>
          </table:table-cell>
          <table:table-cell office:value-type="string">
            <text:p>TeeJe </text:p>
          </table:table-cell>
          <table:table-cell table:formula="of:=FIND(&quot; &quot;;[.B9])" office:value-type="float" office:value="6">
            <text:p>6</text:p>
          </table:table-cell>
          <table:table-cell table:formula="of:=LEN([.B9])" office:value-type="float" office:value="6">
            <text:p>6</text:p>
          </table:table-cell>
          <table:table-cell table:formula="of:=[.D9]-[.C9]" office:value-type="float" office:value="0">
            <text:p>0</text:p>
          </table:table-cell>
          <table:table-cell table:formula="of:=LEFT([.B9];1)" office:value-type="string" office:string-value="T">
            <text:p>T</text:p>
          </table:table-cell>
          <table:table-cell table:formula="of:=RIGHT([.B9];[.E9])">
            <text:p/>
          </table:table-cell>
          <table:table-cell office:value-type="string">
            <text:p>teeje</text:p>
          </table:table-cell>
          <table:table-cell office:value-type="string">
            <text:p>t33j3</text:p>
          </table:table-cell>
          <table:table-cell office:value-type="float" office:value="0">
            <text:p>0</text:p>
          </table:table-cell>
          <table:table-cell table:formula="of:=CONCATENATE(&quot;('&quot;;[.H9];&quot;','&quot;;[.A9];&quot;','&quot;;[.I9];&quot;','&quot;;[.J9];&quot;','&quot;;[.B9];&quot;',now(),now()),&quot;)" office:value-type="string" office:string-value="('teeje','teeje@timebender.com','t33j3','0','TeeJe ',now(),now()),">
            <text:p>('teeje','teeje@timebender.com','t33j3','0','TeeJe ',now(),now()),</text:p>
          </table:table-cell>
        </table:table-row>
        <table:table-row table:style-name="ro1">
          <table:table-cell office:value-type="string">
            <text:p>mike@he.net</text:p>
          </table:table-cell>
          <table:table-cell office:value-type="string">
            <text:p>Mike Edwards</text:p>
          </table:table-cell>
          <table:table-cell table:formula="of:=FIND(&quot; &quot;;[.B10])" office:value-type="float" office:value="5">
            <text:p>5</text:p>
          </table:table-cell>
          <table:table-cell table:formula="of:=LEN([.B10])" office:value-type="float" office:value="12">
            <text:p>12</text:p>
          </table:table-cell>
          <table:table-cell table:formula="of:=[.D10]-[.C10]" office:value-type="float" office:value="7">
            <text:p>7</text:p>
          </table:table-cell>
          <table:table-cell table:formula="of:=LEFT([.B10];1)" office:value-type="string" office:string-value="M">
            <text:p>M</text:p>
          </table:table-cell>
          <table:table-cell table:formula="of:=RIGHT([.B10];[.E10])" office:value-type="string" office:string-value="Edwards">
            <text:p>Edwards</text:p>
          </table:table-cell>
          <table:table-cell table:formula="of:=LOWER(CONCATENATE([.F10];[.G10]))" office:value-type="string" office:string-value="medwards">
            <text:p>medwards</text:p>
          </table:table-cell>
          <table:table-cell office:value-type="string">
            <text:p>m3dw4rds</text:p>
          </table:table-cell>
          <table:table-cell office:value-type="float" office:value="0">
            <text:p>0</text:p>
          </table:table-cell>
          <table:table-cell table:formula="of:=CONCATENATE(&quot;('&quot;;[.H10];&quot;','&quot;;[.A10];&quot;','&quot;;[.I10];&quot;','&quot;;[.J10];&quot;','&quot;;[.B10];&quot;',now(),now()),&quot;)" office:value-type="string" office:string-value="('medwards','mike@he.net','m3dw4rds','0','Mike Edwards',now(),now()),">
            <text:p>('medwards','mike@he.net','m3dw4rds','0','Mike Edwards',now(),now()),</text:p>
          </table:table-cell>
        </table:table-row>
        <table:table-row table:style-name="ro1">
          <table:table-cell office:value-type="string">
            <text:p>schallik@gene.com</text:p>
          </table:table-cell>
          <table:table-cell office:value-type="string">
            <text:p>Kurt Shallitz</text:p>
          </table:table-cell>
          <table:table-cell table:formula="of:=FIND(&quot; &quot;;[.B11])" office:value-type="float" office:value="5">
            <text:p>5</text:p>
          </table:table-cell>
          <table:table-cell table:formula="of:=LEN([.B11])" office:value-type="float" office:value="13">
            <text:p>13</text:p>
          </table:table-cell>
          <table:table-cell table:formula="of:=[.D11]-[.C11]" office:value-type="float" office:value="8">
            <text:p>8</text:p>
          </table:table-cell>
          <table:table-cell table:formula="of:=LEFT([.B11];1)" office:value-type="string" office:string-value="K">
            <text:p>K</text:p>
          </table:table-cell>
          <table:table-cell table:formula="of:=RIGHT([.B11];[.E11])" office:value-type="string" office:string-value="Shallitz">
            <text:p>Shallitz</text:p>
          </table:table-cell>
          <table:table-cell table:formula="of:=LOWER(CONCATENATE([.F11];[.G11]))" office:value-type="string" office:string-value="kshallitz">
            <text:p>kshallitz</text:p>
          </table:table-cell>
          <table:table-cell office:value-type="string">
            <text:p>ksh4ll1tz</text:p>
          </table:table-cell>
          <table:table-cell office:value-type="float" office:value="0">
            <text:p>0</text:p>
          </table:table-cell>
          <table:table-cell table:formula="of:=CONCATENATE(&quot;('&quot;;[.H11];&quot;','&quot;;[.A11];&quot;','&quot;;[.I11];&quot;','&quot;;[.J11];&quot;','&quot;;[.B11];&quot;',now(),now()),&quot;)" office:value-type="string" office:string-value="('kshallitz','schallik@gene.com','ksh4ll1tz','0','Kurt Shallitz',now(),now()),">
            <text:p>('kshallitz','schallik@gene.com','ksh4ll1tz','0','Kurt Shallitz',now(),now()),</text:p>
          </table:table-cell>
        </table:table-row>
        <table:table-row table:style-name="ro1">
          <table:table-cell office:value-type="string">
            <text:p>keith@menconi.com</text:p>
          </table:table-cell>
          <table:table-cell office:value-type="string">
            <text:p>Keith Menconi</text:p>
          </table:table-cell>
          <table:table-cell table:formula="of:=FIND(&quot; &quot;;[.B12])" office:value-type="float" office:value="6">
            <text:p>6</text:p>
          </table:table-cell>
          <table:table-cell table:formula="of:=LEN([.B12])" office:value-type="float" office:value="13">
            <text:p>13</text:p>
          </table:table-cell>
          <table:table-cell table:formula="of:=[.D12]-[.C12]" office:value-type="float" office:value="7">
            <text:p>7</text:p>
          </table:table-cell>
          <table:table-cell table:formula="of:=LEFT([.B12];1)" office:value-type="string" office:string-value="K">
            <text:p>K</text:p>
          </table:table-cell>
          <table:table-cell table:formula="of:=RIGHT([.B12];[.E12])" office:value-type="string" office:string-value="Menconi">
            <text:p>Menconi</text:p>
          </table:table-cell>
          <table:table-cell table:formula="of:=LOWER(CONCATENATE([.F12];[.G12]))" office:value-type="string" office:string-value="kmenconi">
            <text:p>kmenconi</text:p>
          </table:table-cell>
          <table:table-cell office:value-type="string">
            <text:p>km3nc0n1</text:p>
          </table:table-cell>
          <table:table-cell office:value-type="float" office:value="0">
            <text:p>0</text:p>
          </table:table-cell>
          <table:table-cell table:formula="of:=CONCATENATE(&quot;('&quot;;[.H12];&quot;','&quot;;[.A12];&quot;','&quot;;[.I12];&quot;','&quot;;[.J12];&quot;','&quot;;[.B12];&quot;',now(),now()),&quot;)" office:value-type="string" office:string-value="('kmenconi','keith@menconi.com','km3nc0n1','0','Keith Menconi',now(),now()),">
            <text:p>('kmenconi','keith@menconi.com','km3nc0n1','0','Keith Menconi',now(),now()),</text:p>
          </table:table-cell>
        </table:table-row>
        <table:table-row table:style-name="ro1">
          <table:table-cell office:value-type="string">
            <text:p>citsonga@aol.com</text:p>
          </table:table-cell>
          <table:table-cell office:value-type="string">
            <text:p>Dennis Young</text:p>
          </table:table-cell>
          <table:table-cell table:formula="of:=FIND(&quot; &quot;;[.B13])" office:value-type="float" office:value="7">
            <text:p>7</text:p>
          </table:table-cell>
          <table:table-cell table:formula="of:=LEN([.B13])" office:value-type="float" office:value="12">
            <text:p>12</text:p>
          </table:table-cell>
          <table:table-cell table:formula="of:=[.D13]-[.C13]" office:value-type="float" office:value="5">
            <text:p>5</text:p>
          </table:table-cell>
          <table:table-cell table:formula="of:=LEFT([.B13];1)" office:value-type="string" office:string-value="D">
            <text:p>D</text:p>
          </table:table-cell>
          <table:table-cell table:formula="of:=RIGHT([.B13];[.E13])" office:value-type="string" office:string-value="Young">
            <text:p>Young</text:p>
          </table:table-cell>
          <table:table-cell table:formula="of:=LOWER(CONCATENATE([.F13];[.G13]))" office:value-type="string" office:string-value="dyoung">
            <text:p>dyoung</text:p>
          </table:table-cell>
          <table:table-cell office:value-type="string">
            <text:p>dy0ung</text:p>
          </table:table-cell>
          <table:table-cell office:value-type="float" office:value="0">
            <text:p>0</text:p>
          </table:table-cell>
          <table:table-cell table:formula="of:=CONCATENATE(&quot;('&quot;;[.H13];&quot;','&quot;;[.A13];&quot;','&quot;;[.I13];&quot;','&quot;;[.J13];&quot;','&quot;;[.B13];&quot;',now(),now()),&quot;)" office:value-type="string" office:string-value="('dyoung','citsonga@aol.com','dy0ung','0','Dennis Young',now(),now()),">
            <text:p>('dyoung','citsonga@aol.com','dy0ung','0','Dennis Young',now(),now()),</text:p>
          </table:table-cell>
        </table:table-row>
        <table:table-row table:style-name="ro1">
          <table:table-cell office:value-type="string">
            <text:p>zdybel@earthlink.net</text:p>
          </table:table-cell>
          <table:table-cell office:value-type="string">
            <text:p>Rob Zdybel</text:p>
          </table:table-cell>
          <table:table-cell table:formula="of:=FIND(&quot; &quot;;[.B14])" office:value-type="float" office:value="4">
            <text:p>4</text:p>
          </table:table-cell>
          <table:table-cell table:formula="of:=LEN([.B14])" office:value-type="float" office:value="10">
            <text:p>10</text:p>
          </table:table-cell>
          <table:table-cell table:formula="of:=[.D14]-[.C14]" office:value-type="float" office:value="6">
            <text:p>6</text:p>
          </table:table-cell>
          <table:table-cell table:formula="of:=LEFT([.B14];1)" office:value-type="string" office:string-value="R">
            <text:p>R</text:p>
          </table:table-cell>
          <table:table-cell table:formula="of:=RIGHT([.B14];[.E14])" office:value-type="string" office:string-value="Zdybel">
            <text:p>Zdybel</text:p>
          </table:table-cell>
          <table:table-cell table:formula="of:=LOWER(CONCATENATE([.F14];[.G14]))" office:value-type="string" office:string-value="rzdybel">
            <text:p>rzdybel</text:p>
          </table:table-cell>
          <table:table-cell office:value-type="string">
            <text:p>rzdy63l</text:p>
          </table:table-cell>
          <table:table-cell office:value-type="float" office:value="0">
            <text:p>0</text:p>
          </table:table-cell>
          <table:table-cell table:formula="of:=CONCATENATE(&quot;('&quot;;[.H14];&quot;','&quot;;[.A14];&quot;','&quot;;[.I14];&quot;','&quot;;[.J14];&quot;','&quot;;[.B14];&quot;',now(),now()),&quot;)" office:value-type="string" office:string-value="('rzdybel','zdybel@earthlink.net','rzdy63l','0','Rob Zdybel',now(),now()),">
            <text:p>('rzdybel','zdybel@earthlink.net','rzdy63l','0','Rob Zdybel',now(),now()),</text:p>
          </table:table-cell>
        </table:table-row>
        <table:table-row table:style-name="ro1">
          <table:table-cell office:value-type="string">
            <text:p>darrenk@sonic.net</text:p>
          </table:table-cell>
          <table:table-cell office:value-type="string">
            <text:p>Darren Kruger</text:p>
          </table:table-cell>
          <table:table-cell table:formula="of:=FIND(&quot; &quot;;[.B15])" office:value-type="float" office:value="7">
            <text:p>7</text:p>
          </table:table-cell>
          <table:table-cell table:formula="of:=LEN([.B15])" office:value-type="float" office:value="13">
            <text:p>13</text:p>
          </table:table-cell>
          <table:table-cell table:formula="of:=[.D15]-[.C15]" office:value-type="float" office:value="6">
            <text:p>6</text:p>
          </table:table-cell>
          <table:table-cell table:formula="of:=LEFT([.B15];1)" office:value-type="string" office:string-value="D">
            <text:p>D</text:p>
          </table:table-cell>
          <table:table-cell table:formula="of:=RIGHT([.B15];[.E15])" office:value-type="string" office:string-value="Kruger">
            <text:p>Kruger</text:p>
          </table:table-cell>
          <table:table-cell table:formula="of:=LOWER(CONCATENATE([.F15];[.G15]))" office:value-type="string" office:string-value="dkruger">
            <text:p>dkruger</text:p>
          </table:table-cell>
          <table:table-cell office:value-type="string">
            <text:p>dkrug3r</text:p>
          </table:table-cell>
          <table:table-cell office:value-type="float" office:value="0">
            <text:p>0</text:p>
          </table:table-cell>
          <table:table-cell table:formula="of:=CONCATENATE(&quot;('&quot;;[.H15];&quot;','&quot;;[.A15];&quot;','&quot;;[.I15];&quot;','&quot;;[.J15];&quot;','&quot;;[.B15];&quot;',now(),now()),&quot;)" office:value-type="string" office:string-value="('dkruger','darrenk@sonic.net','dkrug3r','0','Darren Kruger',now(),now()),">
            <text:p>('dkruger','darrenk@sonic.net','dkrug3r','0','Darren Kruger',now(),now()),</text:p>
          </table:table-cell>
        </table:table-row>
        <table:table-row table:style-name="ro1">
          <table:table-cell office:value-type="string">
            <text:p>Effigyofdoom@gmail.com</text:p>
          </table:table-cell>
          <table:table-cell office:value-type="string">
            <text:p>Jeff Davis</text:p>
          </table:table-cell>
          <table:table-cell table:formula="of:=FIND(&quot; &quot;;[.B16])" office:value-type="float" office:value="5">
            <text:p>5</text:p>
          </table:table-cell>
          <table:table-cell table:formula="of:=LEN([.B16])" office:value-type="float" office:value="10">
            <text:p>10</text:p>
          </table:table-cell>
          <table:table-cell table:formula="of:=[.D16]-[.C16]" office:value-type="float" office:value="5">
            <text:p>5</text:p>
          </table:table-cell>
          <table:table-cell table:formula="of:=LEFT([.B16];1)" office:value-type="string" office:string-value="J">
            <text:p>J</text:p>
          </table:table-cell>
          <table:table-cell table:formula="of:=RIGHT([.B16];[.E16])" office:value-type="string" office:string-value="Davis">
            <text:p>Davis</text:p>
          </table:table-cell>
          <table:table-cell table:formula="of:=LOWER(CONCATENATE([.F16];[.G16]))" office:value-type="string" office:string-value="jdavis">
            <text:p>jdavis</text:p>
          </table:table-cell>
          <table:table-cell office:value-type="string">
            <text:p>jd4v1s</text:p>
          </table:table-cell>
          <table:table-cell office:value-type="float" office:value="0">
            <text:p>0</text:p>
          </table:table-cell>
          <table:table-cell table:formula="of:=CONCATENATE(&quot;('&quot;;[.H16];&quot;','&quot;;[.A16];&quot;','&quot;;[.I16];&quot;','&quot;;[.J16];&quot;','&quot;;[.B16];&quot;',now(),now()),&quot;)" office:value-type="string" office:string-value="('jdavis','Effigyofdoom@gmail.com','jd4v1s','0','Jeff Davis',now(),now()),">
            <text:p>('jdavis','Effigyofdoom@gmail.com','jd4v1s','0','Jeff Davis',now(),now()),</text:p>
          </table:table-cell>
        </table:table-row>
        <table:table-row table:style-name="ro1">
          <table:table-cell office:value-type="string">
            <text:p>kindra1@gmail.com</text:p>
          </table:table-cell>
          <table:table-cell office:value-type="string">
            <text:p>Kindra Van Spyke</text:p>
          </table:table-cell>
          <table:table-cell table:formula="of:=FIND(&quot; &quot;;[.B17])" office:value-type="float" office:value="7">
            <text:p>7</text:p>
          </table:table-cell>
          <table:table-cell table:formula="of:=LEN([.B17])" office:value-type="float" office:value="16">
            <text:p>16</text:p>
          </table:table-cell>
          <table:table-cell table:formula="of:=[.D17]-[.C17]" office:value-type="float" office:value="9">
            <text:p>9</text:p>
          </table:table-cell>
          <table:table-cell table:formula="of:=LEFT([.B17];1)" office:value-type="string" office:string-value="K">
            <text:p>K</text:p>
          </table:table-cell>
          <table:table-cell table:formula="of:=RIGHT([.B17];[.E17])" office:value-type="string" office:string-value="Van Spyke">
            <text:p>Van Spyke</text:p>
          </table:table-cell>
          <table:table-cell table:formula="of:=LOWER(CONCATENATE([.F17];[.G17]))" office:value-type="string" office:string-value="kvan spyke">
            <text:p>kvan spyke</text:p>
          </table:table-cell>
          <table:table-cell office:value-type="string">
            <text:p>kv4nspyk3</text:p>
          </table:table-cell>
          <table:table-cell office:value-type="float" office:value="0">
            <text:p>0</text:p>
          </table:table-cell>
          <table:table-cell table:formula="of:=CONCATENATE(&quot;('&quot;;[.H17];&quot;','&quot;;[.A17];&quot;','&quot;;[.I17];&quot;','&quot;;[.J17];&quot;','&quot;;[.B17];&quot;',now(),now()),&quot;)" office:value-type="string" office:string-value="('kvan spyke','kindra1@gmail.com','kv4nspyk3','0','Kindra Van Spyke',now(),now()),">
            <text:p>('kvan spyke','kindra1@gmail.com','kv4nspyk3','0','Kindra Van Spyke',now(),now()),</text:p>
          </table:table-cell>
        </table:table-row>
        <table:table-row table:style-name="ro1">
          <table:table-cell office:value-type="string">
            <text:p>amanda.evans@gmail.com</text:p>
          </table:table-cell>
          <table:table-cell office:value-type="string">
            <text:p>Amanda Evans</text:p>
          </table:table-cell>
          <table:table-cell table:formula="of:=FIND(&quot; &quot;;[.B18])" office:value-type="float" office:value="7">
            <text:p>7</text:p>
          </table:table-cell>
          <table:table-cell table:formula="of:=LEN([.B18])" office:value-type="float" office:value="12">
            <text:p>12</text:p>
          </table:table-cell>
          <table:table-cell table:formula="of:=[.D18]-[.C18]" office:value-type="float" office:value="5">
            <text:p>5</text:p>
          </table:table-cell>
          <table:table-cell table:formula="of:=LEFT([.B18];1)" office:value-type="string" office:string-value="A">
            <text:p>A</text:p>
          </table:table-cell>
          <table:table-cell table:formula="of:=RIGHT([.B18];[.E18])" office:value-type="string" office:string-value="Evans">
            <text:p>Evans</text:p>
          </table:table-cell>
          <table:table-cell table:formula="of:=LOWER(CONCATENATE([.F18];[.G18]))" office:value-type="string" office:string-value="aevans">
            <text:p>aevans</text:p>
          </table:table-cell>
          <table:table-cell office:value-type="string">
            <text:p>43v4ns</text:p>
          </table:table-cell>
          <table:table-cell office:value-type="float" office:value="0">
            <text:p>0</text:p>
          </table:table-cell>
          <table:table-cell table:formula="of:=CONCATENATE(&quot;('&quot;;[.H18];&quot;','&quot;;[.A18];&quot;','&quot;;[.I18];&quot;','&quot;;[.J18];&quot;','&quot;;[.B18];&quot;',now(),now()),&quot;)" office:value-type="string" office:string-value="('aevans','amanda.evans@gmail.com','43v4ns','0','Amanda Evans',now(),now()),">
            <text:p>('aevans','amanda.evans@gmail.com','43v4ns','0','Amanda Evans',now(),now()),</text:p>
          </table:table-cell>
        </table:table-row>
        <table:table-row table:style-name="ro1">
          <table:table-cell office:value-type="string">
            <text:p>marlenesemail@gmail.com</text:p>
          </table:table-cell>
          <table:table-cell office:value-type="string">
            <text:p>Marlene Cole</text:p>
          </table:table-cell>
          <table:table-cell table:formula="of:=FIND(&quot; &quot;;[.B19])" office:value-type="float" office:value="8">
            <text:p>8</text:p>
          </table:table-cell>
          <table:table-cell table:formula="of:=LEN([.B19])" office:value-type="float" office:value="12">
            <text:p>12</text:p>
          </table:table-cell>
          <table:table-cell table:formula="of:=[.D19]-[.C19]" office:value-type="float" office:value="4">
            <text:p>4</text:p>
          </table:table-cell>
          <table:table-cell table:formula="of:=LEFT([.B19];1)" office:value-type="string" office:string-value="M">
            <text:p>M</text:p>
          </table:table-cell>
          <table:table-cell table:formula="of:=RIGHT([.B19];[.E19])" office:value-type="string" office:string-value="Cole">
            <text:p>Cole</text:p>
          </table:table-cell>
          <table:table-cell table:formula="of:=LOWER(CONCATENATE([.F19];[.G19]))" office:value-type="string" office:string-value="mcole">
            <text:p>mcole</text:p>
          </table:table-cell>
          <table:table-cell office:value-type="string">
            <text:p>mc0l3</text:p>
          </table:table-cell>
          <table:table-cell office:value-type="float" office:value="0">
            <text:p>0</text:p>
          </table:table-cell>
          <table:table-cell table:formula="of:=CONCATENATE(&quot;('&quot;;[.H19];&quot;','&quot;;[.A19];&quot;','&quot;;[.I19];&quot;','&quot;;[.J19];&quot;','&quot;;[.B19];&quot;',now(),now()),&quot;)" office:value-type="string" office:string-value="('mcole','marlenesemail@gmail.com','mc0l3','0','Marlene Cole',now(),now()),">
            <text:p>('mcole','marlenesemail@gmail.com','mc0l3','0','Marlene Cole',now(),now()),</text:p>
          </table:table-cell>
        </table:table-row>
        <table:table-row table:style-name="ro1">
          <table:table-cell office:value-type="string">
            <text:p>marcus.svedman@gmail.com</text:p>
          </table:table-cell>
          <table:table-cell office:value-type="string">
            <text:p>Marcus Svedman</text:p>
          </table:table-cell>
          <table:table-cell table:formula="of:=FIND(&quot; &quot;;[.B20])" office:value-type="float" office:value="7">
            <text:p>7</text:p>
          </table:table-cell>
          <table:table-cell table:formula="of:=LEN([.B20])" office:value-type="float" office:value="14">
            <text:p>14</text:p>
          </table:table-cell>
          <table:table-cell table:formula="of:=[.D20]-[.C20]" office:value-type="float" office:value="7">
            <text:p>7</text:p>
          </table:table-cell>
          <table:table-cell table:formula="of:=LEFT([.B20];1)" office:value-type="string" office:string-value="M">
            <text:p>M</text:p>
          </table:table-cell>
          <table:table-cell table:formula="of:=RIGHT([.B20];[.E20])" office:value-type="string" office:string-value="Svedman">
            <text:p>Svedman</text:p>
          </table:table-cell>
          <table:table-cell table:formula="of:=LOWER(CONCATENATE([.F20];[.G20]))" office:value-type="string" office:string-value="msvedman">
            <text:p>msvedman</text:p>
          </table:table-cell>
          <table:table-cell office:value-type="string">
            <text:p>msv3dm4n</text:p>
          </table:table-cell>
          <table:table-cell office:value-type="float" office:value="0">
            <text:p>0</text:p>
          </table:table-cell>
          <table:table-cell table:formula="of:=CONCATENATE(&quot;('&quot;;[.H20];&quot;','&quot;;[.A20];&quot;','&quot;;[.I20];&quot;','&quot;;[.J20];&quot;','&quot;;[.B20];&quot;',now(),now()),&quot;)" office:value-type="string" office:string-value="('msvedman','marcus.svedman@gmail.com','msv3dm4n','0','Marcus Svedman',now(),now()),">
            <text:p>('msvedman','marcus.svedman@gmail.com','msv3dm4n','0','Marcus Svedman',now(),now()),</text:p>
          </table:table-cell>
        </table:table-row>
        <table:table-row table:style-name="ro1">
          <table:table-cell office:value-type="string">
            <text:p>alowenthal@gmail.com</text:p>
          </table:table-cell>
          <table:table-cell office:value-type="string">
            <text:p>Ambur Lowenthal</text:p>
          </table:table-cell>
          <table:table-cell table:formula="of:=FIND(&quot; &quot;;[.B21])" office:value-type="float" office:value="6">
            <text:p>6</text:p>
          </table:table-cell>
          <table:table-cell table:formula="of:=LEN([.B21])" office:value-type="float" office:value="15">
            <text:p>15</text:p>
          </table:table-cell>
          <table:table-cell table:formula="of:=[.D21]-[.C21]" office:value-type="float" office:value="9">
            <text:p>9</text:p>
          </table:table-cell>
          <table:table-cell table:formula="of:=LEFT([.B21];1)" office:value-type="string" office:string-value="A">
            <text:p>A</text:p>
          </table:table-cell>
          <table:table-cell table:formula="of:=RIGHT([.B21];[.E21])" office:value-type="string" office:string-value="Lowenthal">
            <text:p>Lowenthal</text:p>
          </table:table-cell>
          <table:table-cell table:formula="of:=LOWER(CONCATENATE([.F21];[.G21]))" office:value-type="string" office:string-value="alowenthal">
            <text:p>alowenthal</text:p>
          </table:table-cell>
          <table:table-cell office:value-type="string">
            <text:p>4l0w3nth4l</text:p>
          </table:table-cell>
          <table:table-cell office:value-type="float" office:value="0">
            <text:p>0</text:p>
          </table:table-cell>
          <table:table-cell table:formula="of:=CONCATENATE(&quot;('&quot;;[.H21];&quot;','&quot;;[.A21];&quot;','&quot;;[.I21];&quot;','&quot;;[.J21];&quot;','&quot;;[.B21];&quot;',now(),now()),&quot;)" office:value-type="string" office:string-value="('alowenthal','alowenthal@gmail.com','4l0w3nth4l','0','Ambur Lowenthal',now(),now()),">
            <text:p>('alowenthal','alowenthal@gmail.com','4l0w3nth4l','0','Ambur Lowenthal',now(),now()),</text:p>
          </table:table-cell>
        </table:table-row>
        <table:table-row table:style-name="ro1">
          <table:table-cell office:value-type="string">
            <text:p>lebryan@speakeasy.net</text:p>
          </table:table-cell>
          <table:table-cell office:value-type="string">
            <text:p>Larry Bryan</text:p>
          </table:table-cell>
          <table:table-cell table:formula="of:=FIND(&quot; &quot;;[.B22])" office:value-type="float" office:value="6">
            <text:p>6</text:p>
          </table:table-cell>
          <table:table-cell table:formula="of:=LEN([.B22])" office:value-type="float" office:value="11">
            <text:p>11</text:p>
          </table:table-cell>
          <table:table-cell table:formula="of:=[.D22]-[.C22]" office:value-type="float" office:value="5">
            <text:p>5</text:p>
          </table:table-cell>
          <table:table-cell table:formula="of:=LEFT([.B22];1)" office:value-type="string" office:string-value="L">
            <text:p>L</text:p>
          </table:table-cell>
          <table:table-cell table:formula="of:=RIGHT([.B22];[.E22])" office:value-type="string" office:string-value="Bryan">
            <text:p>Bryan</text:p>
          </table:table-cell>
          <table:table-cell table:formula="of:=LOWER(CONCATENATE([.F22];[.G22]))" office:value-type="string" office:string-value="lbryan">
            <text:p>lbryan</text:p>
          </table:table-cell>
          <table:table-cell office:value-type="string">
            <text:p>l6ry4n</text:p>
          </table:table-cell>
          <table:table-cell office:value-type="float" office:value="0">
            <text:p>0</text:p>
          </table:table-cell>
          <table:table-cell table:formula="of:=CONCATENATE(&quot;('&quot;;[.H22];&quot;','&quot;;[.A22];&quot;','&quot;;[.I22];&quot;','&quot;;[.J22];&quot;','&quot;;[.B22];&quot;',now(),now()),&quot;)" office:value-type="string" office:string-value="('lbryan','lebryan@speakeasy.net','l6ry4n','0','Larry Bryan',now(),now()),">
            <text:p>('lbryan','lebryan@speakeasy.net','l6ry4n','0','Larry Bryan',now(),now()),</text:p>
          </table:table-cell>
        </table:table-row>
        <table:table-row table:style-name="ro1">
          <table:table-cell office:value-type="string">
            <text:p>buganamo@gmail.com</text:p>
          </table:table-cell>
          <table:table-cell office:value-type="string">
            <text:p>Pete Richter</text:p>
          </table:table-cell>
          <table:table-cell table:formula="of:=FIND(&quot; &quot;;[.B23])" office:value-type="float" office:value="5">
            <text:p>5</text:p>
          </table:table-cell>
          <table:table-cell table:formula="of:=LEN([.B23])" office:value-type="float" office:value="12">
            <text:p>12</text:p>
          </table:table-cell>
          <table:table-cell table:formula="of:=[.D23]-[.C23]" office:value-type="float" office:value="7">
            <text:p>7</text:p>
          </table:table-cell>
          <table:table-cell table:formula="of:=LEFT([.B23];1)" office:value-type="string" office:string-value="P">
            <text:p>P</text:p>
          </table:table-cell>
          <table:table-cell table:formula="of:=RIGHT([.B23];[.E23])" office:value-type="string" office:string-value="Richter">
            <text:p>Richter</text:p>
          </table:table-cell>
          <table:table-cell table:formula="of:=LOWER(CONCATENATE([.F23];[.G23]))" office:value-type="string" office:string-value="prichter">
            <text:p>prichter</text:p>
          </table:table-cell>
          <table:table-cell office:value-type="string">
            <text:p>pr1cht3r</text:p>
          </table:table-cell>
          <table:table-cell office:value-type="float" office:value="0">
            <text:p>0</text:p>
          </table:table-cell>
          <table:table-cell table:formula="of:=CONCATENATE(&quot;('&quot;;[.H23];&quot;','&quot;;[.A23];&quot;','&quot;;[.I23];&quot;','&quot;;[.J23];&quot;','&quot;;[.B23];&quot;',now(),now()),&quot;)" office:value-type="string" office:string-value="('prichter','buganamo@gmail.com','pr1cht3r','0','Pete Richter',now(),now()),">
            <text:p>('prichter','buganamo@gmail.com','pr1cht3r','0','Pete Richter',now(),now()),</text:p>
          </table:table-cell>
        </table:table-row>
        <table:table-row table:style-name="ro1">
          <table:table-cell office:value-type="string">
            <text:p>mikeykosman@yahoo.com</text:p>
          </table:table-cell>
          <table:table-cell office:value-type="string">
            <text:p>Michael Kosman</text:p>
          </table:table-cell>
          <table:table-cell table:formula="of:=FIND(&quot; &quot;;[.B24])" office:value-type="float" office:value="8">
            <text:p>8</text:p>
          </table:table-cell>
          <table:table-cell table:formula="of:=LEN([.B24])" office:value-type="float" office:value="14">
            <text:p>14</text:p>
          </table:table-cell>
          <table:table-cell table:formula="of:=[.D24]-[.C24]" office:value-type="float" office:value="6">
            <text:p>6</text:p>
          </table:table-cell>
          <table:table-cell table:formula="of:=LEFT([.B24];1)" office:value-type="string" office:string-value="M">
            <text:p>M</text:p>
          </table:table-cell>
          <table:table-cell table:formula="of:=RIGHT([.B24];[.E24])" office:value-type="string" office:string-value="Kosman">
            <text:p>Kosman</text:p>
          </table:table-cell>
          <table:table-cell table:formula="of:=LOWER(CONCATENATE([.F24];[.G24]))" office:value-type="string" office:string-value="mkosman">
            <text:p>mkosman</text:p>
          </table:table-cell>
          <table:table-cell office:value-type="string">
            <text:p>mk0sm4n</text:p>
          </table:table-cell>
          <table:table-cell office:value-type="float" office:value="0">
            <text:p>0</text:p>
          </table:table-cell>
          <table:table-cell table:formula="of:=CONCATENATE(&quot;('&quot;;[.H24];&quot;','&quot;;[.A24];&quot;','&quot;;[.I24];&quot;','&quot;;[.J24];&quot;','&quot;;[.B24];&quot;',now(),now()),&quot;)" office:value-type="string" office:string-value="('mkosman','mikeykosman@yahoo.com','mk0sm4n','0','Michael Kosman',now(),now()),">
            <text:p>('mkosman','mikeykosman@yahoo.com','mk0sm4n','0','Michael Kosman',now(),now()),</text:p>
          </table:table-cell>
        </table:table-row>
        <table:table-row table:style-name="ro1">
          <table:table-cell office:value-type="string">
            <text:p>blaquebx@gmail.com</text:p>
          </table:table-cell>
          <table:table-cell office:value-type="string">
            <text:p>Scott Stobele</text:p>
          </table:table-cell>
          <table:table-cell table:formula="of:=FIND(&quot; &quot;;[.B25])" office:value-type="float" office:value="6">
            <text:p>6</text:p>
          </table:table-cell>
          <table:table-cell table:formula="of:=LEN([.B25])" office:value-type="float" office:value="13">
            <text:p>13</text:p>
          </table:table-cell>
          <table:table-cell table:formula="of:=[.D25]-[.C25]" office:value-type="float" office:value="7">
            <text:p>7</text:p>
          </table:table-cell>
          <table:table-cell table:formula="of:=LEFT([.B25];1)" office:value-type="string" office:string-value="S">
            <text:p>S</text:p>
          </table:table-cell>
          <table:table-cell table:formula="of:=RIGHT([.B25];[.E25])" office:value-type="string" office:string-value="Stobele">
            <text:p>Stobele</text:p>
          </table:table-cell>
          <table:table-cell table:formula="of:=LOWER(CONCATENATE([.F25];[.G25]))" office:value-type="string" office:string-value="sstobele">
            <text:p>sstobele</text:p>
          </table:table-cell>
          <table:table-cell office:value-type="string">
            <text:p>sst063l3</text:p>
          </table:table-cell>
          <table:table-cell office:value-type="float" office:value="0">
            <text:p>0</text:p>
          </table:table-cell>
          <table:table-cell table:formula="of:=CONCATENATE(&quot;('&quot;;[.H25];&quot;','&quot;;[.A25];&quot;','&quot;;[.I25];&quot;','&quot;;[.J25];&quot;','&quot;;[.B25];&quot;',now(),now()),&quot;)" office:value-type="string" office:string-value="('sstobele','blaquebx@gmail.com','sst063l3','0','Scott Stobele',now(),now()),">
            <text:p>('sstobele','blaquebx@gmail.com','sst063l3','0','Scott Stobele',now(),now()),</text:p>
          </table:table-cell>
        </table:table-row>
        <table:table-row table:style-name="ro2">
          <table:table-cell office:value-type="string">
            <text:p>boardboy85@gmail.com</text:p>
          </table:table-cell>
          <table:table-cell office:value-type="string">
            <text:p>Julian Roberts</text:p>
          </table:table-cell>
          <table:table-cell table:formula="of:=FIND(&quot; &quot;;[.B26])" office:value-type="float" office:value="7">
            <text:p>7</text:p>
          </table:table-cell>
          <table:table-cell table:formula="of:=LEN([.B26])" office:value-type="float" office:value="14">
            <text:p>14</text:p>
          </table:table-cell>
          <table:table-cell table:formula="of:=[.D26]-[.C26]" office:value-type="float" office:value="7">
            <text:p>7</text:p>
          </table:table-cell>
          <table:table-cell table:formula="of:=LEFT([.B26];1)" office:value-type="string" office:string-value="J">
            <text:p>J</text:p>
          </table:table-cell>
          <table:table-cell table:formula="of:=RIGHT([.B26];[.E26])" office:value-type="string" office:string-value="Roberts">
            <text:p>Roberts</text:p>
          </table:table-cell>
          <table:table-cell table:formula="of:=LOWER(CONCATENATE([.F26];[.G26]))" office:value-type="string" office:string-value="jroberts">
            <text:p>jroberts</text:p>
          </table:table-cell>
          <table:table-cell office:value-type="string">
            <text:p>jr063rts</text:p>
          </table:table-cell>
          <table:table-cell office:value-type="float" office:value="0">
            <text:p>0</text:p>
          </table:table-cell>
          <table:table-cell table:formula="of:=CONCATENATE(&quot;('&quot;;[.H26];&quot;','&quot;;[.A26];&quot;','&quot;;[.I26];&quot;','&quot;;[.J26];&quot;','&quot;;[.B26];&quot;',now(),now()),&quot;)" office:value-type="string" office:string-value="('jroberts','boardboy85@gmail.com','jr063rts','0','Julian Roberts',now(),now()),">
            <text:p>('jroberts','boardboy85@gmail.com','jr063rts','0','Julian Roberts',now(),now()),</text:p>
          </table:table-cell>
        </table:table-row>
        <table:table-row table:style-name="ro1">
          <table:table-cell office:value-type="string">
            <text:p>nurikos_willow@msn.com</text:p>
          </table:table-cell>
          <table:table-cell office:value-type="string">
            <text:p>Tiffany Sharp</text:p>
          </table:table-cell>
          <table:table-cell table:formula="of:=FIND(&quot; &quot;;[.B27])" office:value-type="float" office:value="8">
            <text:p>8</text:p>
          </table:table-cell>
          <table:table-cell table:formula="of:=LEN([.B27])" office:value-type="float" office:value="13">
            <text:p>13</text:p>
          </table:table-cell>
          <table:table-cell table:formula="of:=[.D27]-[.C27]" office:value-type="float" office:value="5">
            <text:p>5</text:p>
          </table:table-cell>
          <table:table-cell table:formula="of:=LEFT([.B27];1)" office:value-type="string" office:string-value="T">
            <text:p>T</text:p>
          </table:table-cell>
          <table:table-cell table:formula="of:=RIGHT([.B27];[.E27])" office:value-type="string" office:string-value="Sharp">
            <text:p>Sharp</text:p>
          </table:table-cell>
          <table:table-cell table:formula="of:=LOWER(CONCATENATE([.F27];[.G27]))" office:value-type="string" office:string-value="tsharp">
            <text:p>tsharp</text:p>
          </table:table-cell>
          <table:table-cell office:value-type="string">
            <text:p>tsh4rp</text:p>
          </table:table-cell>
          <table:table-cell office:value-type="float" office:value="0">
            <text:p>0</text:p>
          </table:table-cell>
          <table:table-cell table:formula="of:=CONCATENATE(&quot;('&quot;;[.H27];&quot;','&quot;;[.A27];&quot;','&quot;;[.I27];&quot;','&quot;;[.J27];&quot;','&quot;;[.B27];&quot;',now(),now()),&quot;)" office:value-type="string" office:string-value="('tsharp','nurikos_willow@msn.com','tsh4rp','0','Tiffany Sharp',now(),now()),">
            <text:p>('tsharp','nurikos_willow@msn.com','tsh4rp','0','Tiffany Sharp',now(),now()),</text:p>
          </table:table-cell>
        </table:table-row>
        <table:table-row table:style-name="ro1">
          <table:table-cell office:value-type="string">
            <text:p>dittmar.deb@gmail.com</text:p>
          </table:table-cell>
          <table:table-cell office:value-type="string">
            <text:p>Deb Dittmar</text:p>
          </table:table-cell>
          <table:table-cell table:formula="of:=FIND(&quot; &quot;;[.B28])" office:value-type="float" office:value="4">
            <text:p>4</text:p>
          </table:table-cell>
          <table:table-cell table:formula="of:=LEN([.B28])" office:value-type="float" office:value="11">
            <text:p>11</text:p>
          </table:table-cell>
          <table:table-cell table:formula="of:=[.D28]-[.C28]" office:value-type="float" office:value="7">
            <text:p>7</text:p>
          </table:table-cell>
          <table:table-cell table:formula="of:=LEFT([.B28];1)" office:value-type="string" office:string-value="D">
            <text:p>D</text:p>
          </table:table-cell>
          <table:table-cell table:formula="of:=RIGHT([.B28];[.E28])" office:value-type="string" office:string-value="Dittmar">
            <text:p>Dittmar</text:p>
          </table:table-cell>
          <table:table-cell table:formula="of:=LOWER(CONCATENATE([.F28];[.G28]))" office:value-type="string" office:string-value="ddittmar">
            <text:p>ddittmar</text:p>
          </table:table-cell>
          <table:table-cell office:value-type="string">
            <text:p>dd1ttm4r</text:p>
          </table:table-cell>
          <table:table-cell office:value-type="float" office:value="0">
            <text:p>0</text:p>
          </table:table-cell>
          <table:table-cell table:formula="of:=CONCATENATE(&quot;('&quot;;[.H28];&quot;','&quot;;[.A28];&quot;','&quot;;[.I28];&quot;','&quot;;[.J28];&quot;','&quot;;[.B28];&quot;',now(),now()),&quot;)" office:value-type="string" office:string-value="('ddittmar','dittmar.deb@gmail.com','dd1ttm4r','0','Deb Dittmar',now(),now()),">
            <text:p>('ddittmar','dittmar.deb@gmail.com','dd1ttm4r','0','Deb Dittmar',now(),now()),</text:p>
          </table:table-cell>
        </table:table-row>
      </table:table>
      <table:table table:name="Sheet2" table:style-name="ta1" table:print="false">
        <table:table-column table:style-name="co3" table:number-columns-repeated="2" table:default-cell-style-name="ce2"/>
        <table:table-column table:style-name="co4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number-columns-repeated="11" table:default-cell-style-name="Default"/>
        <table:table-row table:style-name="ro2">
          <table:table-cell table:formula="of:=INT(RAND()*10+48)" office:value-type="float" office:value="52">
            <text:p>52</text:p>
          </table:table-cell>
          <table:table-cell table:formula="of:=CHAR([.A1])" office:value-type="string" office:string-value="4">
            <text:p>4</text:p>
          </table:table-cell>
          <table:table-cell table:formula="of:=[.B1]" office:value-type="string" office:string-value="4">
            <text:p>4</text:p>
          </table:table-cell>
          <table:table-cell table:formula="of:=INT(RAND()*2)" office:value-type="float" office:value="0">
            <text:p>0</text:p>
          </table:table-cell>
          <table:table-cell table:formula="of:=CHAR(IF([.D1]=0;INT(RAND()*26+97);INT(RAND()*10+48)))" office:value-type="string" office:string-value="u">
            <text:p>u</text:p>
          </table:table-cell>
          <table:table-cell table:formula="of:=[.E1]" office:value-type="string" office:string-value="u">
            <text:p>u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formula="of:=CHAR([.H1])" office:value-type="string" office:string-value="">
            <text:p/>
          </table:table-cell>
          <table:table-cell table:style-name="ce2" table:number-columns-repeated="6"/>
          <table:table-cell table:formula="of:=INT(RAND()*26+1)" office:value-type="float" office:value="4">
            <text:p>4</text:p>
          </table:table-cell>
        </table:table-row>
        <table:table-row table:style-name="ro2">
          <table:table-cell table:formula="of:=INT(RAND()*10+48)" office:value-type="float" office:value="55">
            <text:p>55</text:p>
          </table:table-cell>
          <table:table-cell table:formula="of:=CHAR([.A2])" office:value-type="string" office:string-value="7">
            <text:p>7</text:p>
          </table:table-cell>
          <table:table-cell table:formula="of:=CONCATENATE([.C1];[.B2])" office:value-type="string" office:string-value="47">
            <text:p>47</text:p>
          </table:table-cell>
          <table:table-cell table:formula="of:=INT(RAND()*2)" office:value-type="float" office:value="1">
            <text:p>1</text:p>
          </table:table-cell>
          <table:table-cell table:formula="of:=CHAR(IF([.D2]=0;INT(RAND()*26+97);INT(RAND()*10+48)))" office:value-type="string" office:string-value="3">
            <text:p>3</text:p>
          </table:table-cell>
          <table:table-cell table:formula="of:=CONCATENATE([.F1];[.E2])" office:value-type="string" office:string-value="u3">
            <text:p>u3</text:p>
          </table:table-cell>
          <table:table-cell/>
          <table:table-cell table:formula="of:=[.H1]+1" office:value-type="float" office:value="1">
            <text:p>1</text:p>
          </table:table-cell>
          <table:table-cell table:formula="of:=CHAR([.H2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4">
            <text:p>54</text:p>
          </table:table-cell>
          <table:table-cell table:formula="of:=CHAR([.A3])" office:value-type="string" office:string-value="6">
            <text:p>6</text:p>
          </table:table-cell>
          <table:table-cell table:formula="of:=CONCATENATE([.C2];[.B3])" office:value-type="string" office:string-value="476">
            <text:p>476</text:p>
          </table:table-cell>
          <table:table-cell table:formula="of:=INT(RAND()*2)" office:value-type="float" office:value="1">
            <text:p>1</text:p>
          </table:table-cell>
          <table:table-cell table:formula="of:=CHAR(IF([.D3]=0;INT(RAND()*26+97);INT(RAND()*10+48)))" office:value-type="string" office:string-value="3">
            <text:p>3</text:p>
          </table:table-cell>
          <table:table-cell table:formula="of:=CONCATENATE([.F2];[.E3])" office:value-type="string" office:string-value="u33">
            <text:p>u33</text:p>
          </table:table-cell>
          <table:table-cell/>
          <table:table-cell table:formula="of:=[.H2]+1" office:value-type="float" office:value="2">
            <text:p>2</text:p>
          </table:table-cell>
          <table:table-cell table:formula="of:=CHAR([.H3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4">
            <text:p>54</text:p>
          </table:table-cell>
          <table:table-cell table:formula="of:=CHAR([.A4])" office:value-type="string" office:string-value="6">
            <text:p>6</text:p>
          </table:table-cell>
          <table:table-cell table:formula="of:=CONCATENATE([.C3];[.B4])" office:value-type="string" office:string-value="4766">
            <text:p>4766</text:p>
          </table:table-cell>
          <table:table-cell table:formula="of:=INT(RAND()*2)" office:value-type="float" office:value="1">
            <text:p>1</text:p>
          </table:table-cell>
          <table:table-cell table:formula="of:=CHAR(IF([.D4]=0;INT(RAND()*26+97);INT(RAND()*10+48)))" office:value-type="string" office:string-value="4">
            <text:p>4</text:p>
          </table:table-cell>
          <table:table-cell table:formula="of:=CONCATENATE([.F3];[.E4])" office:value-type="string" office:string-value="u334">
            <text:p>u334</text:p>
          </table:table-cell>
          <table:table-cell/>
          <table:table-cell table:formula="of:=[.H3]+1" office:value-type="float" office:value="3">
            <text:p>3</text:p>
          </table:table-cell>
          <table:table-cell table:formula="of:=CHAR([.H4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0">
            <text:p>50</text:p>
          </table:table-cell>
          <table:table-cell table:formula="of:=CHAR([.A5])" office:value-type="string" office:string-value="2">
            <text:p>2</text:p>
          </table:table-cell>
          <table:table-cell table:formula="of:=CONCATENATE([.C4];[.B5])" office:value-type="string" office:string-value="47662">
            <text:p>47662</text:p>
          </table:table-cell>
          <table:table-cell table:formula="of:=INT(RAND()*2)" office:value-type="float" office:value="0">
            <text:p>0</text:p>
          </table:table-cell>
          <table:table-cell table:formula="of:=CHAR(IF([.D5]=0;INT(RAND()*26+97);INT(RAND()*10+48)))" office:value-type="string" office:string-value="r">
            <text:p>r</text:p>
          </table:table-cell>
          <table:table-cell table:formula="of:=CONCATENATE([.F4];[.E5])" office:value-type="string" office:string-value="u334r">
            <text:p>u334r</text:p>
          </table:table-cell>
          <table:table-cell/>
          <table:table-cell table:formula="of:=[.H4]+1" office:value-type="float" office:value="4">
            <text:p>4</text:p>
          </table:table-cell>
          <table:table-cell table:formula="of:=CHAR([.H5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3">
            <text:p>53</text:p>
          </table:table-cell>
          <table:table-cell table:formula="of:=CHAR([.A6])" office:value-type="string" office:string-value="5">
            <text:p>5</text:p>
          </table:table-cell>
          <table:table-cell table:formula="of:=CONCATENATE([.C5];[.B6])" office:value-type="string" office:string-value="476625">
            <text:p>476625</text:p>
          </table:table-cell>
          <table:table-cell table:formula="of:=INT(RAND()*2)" office:value-type="float" office:value="1">
            <text:p>1</text:p>
          </table:table-cell>
          <table:table-cell table:formula="of:=CHAR(IF([.D6]=0;INT(RAND()*26+97);INT(RAND()*10+48)))" office:value-type="string" office:string-value="2">
            <text:p>2</text:p>
          </table:table-cell>
          <table:table-cell table:formula="of:=CONCATENATE([.F5];[.E6])" office:value-type="string" office:string-value="u334r2">
            <text:p>u334r2</text:p>
          </table:table-cell>
          <table:table-cell/>
          <table:table-cell table:formula="of:=[.H5]+1" office:value-type="float" office:value="5">
            <text:p>5</text:p>
          </table:table-cell>
          <table:table-cell table:formula="of:=CHAR([.H6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4">
            <text:p>54</text:p>
          </table:table-cell>
          <table:table-cell table:formula="of:=CHAR([.A7])" office:value-type="string" office:string-value="6">
            <text:p>6</text:p>
          </table:table-cell>
          <table:table-cell table:formula="of:=CONCATENATE([.C6];[.B7])" office:value-type="string" office:string-value="4766256">
            <text:p>4766256</text:p>
          </table:table-cell>
          <table:table-cell table:formula="of:=INT(RAND()*2)" office:value-type="float" office:value="0">
            <text:p>0</text:p>
          </table:table-cell>
          <table:table-cell table:formula="of:=CHAR(IF([.D7]=0;INT(RAND()*26+97);INT(RAND()*10+48)))" office:value-type="string" office:string-value="r">
            <text:p>r</text:p>
          </table:table-cell>
          <table:table-cell table:formula="of:=CONCATENATE([.F6];[.E7])" office:value-type="string" office:string-value="u334r2r">
            <text:p>u334r2r</text:p>
          </table:table-cell>
          <table:table-cell/>
          <table:table-cell table:formula="of:=[.H6]+1" office:value-type="float" office:value="6">
            <text:p>6</text:p>
          </table:table-cell>
          <table:table-cell table:formula="of:=CHAR([.H7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0">
            <text:p>50</text:p>
          </table:table-cell>
          <table:table-cell table:formula="of:=CHAR([.A8])" office:value-type="string" office:string-value="2">
            <text:p>2</text:p>
          </table:table-cell>
          <table:table-cell table:formula="of:=CONCATENATE([.C7];[.B8])" office:value-type="string" office:string-value="47662562">
            <text:p>47662562</text:p>
          </table:table-cell>
          <table:table-cell table:formula="of:=INT(RAND()*2)" office:value-type="float" office:value="0">
            <text:p>0</text:p>
          </table:table-cell>
          <table:table-cell table:formula="of:=CHAR(IF([.D8]=0;INT(RAND()*26+97);INT(RAND()*10+48)))" office:value-type="string" office:string-value="m">
            <text:p>m</text:p>
          </table:table-cell>
          <table:table-cell table:formula="of:=CONCATENATE([.F7];[.E8])" office:value-type="string" office:string-value="u334r2rm">
            <text:p>u334r2rm</text:p>
          </table:table-cell>
          <table:table-cell/>
          <table:table-cell table:formula="of:=[.H7]+1" office:value-type="float" office:value="7">
            <text:p>7</text:p>
          </table:table-cell>
          <table:table-cell table:formula="of:=CHAR([.H8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6">
            <text:p>56</text:p>
          </table:table-cell>
          <table:table-cell table:formula="of:=CHAR([.A9])" office:value-type="string" office:string-value="8">
            <text:p>8</text:p>
          </table:table-cell>
          <table:table-cell table:formula="of:=CONCATENATE([.C8];[.B9])" office:value-type="string" office:string-value="476625628">
            <text:p>476625628</text:p>
          </table:table-cell>
          <table:table-cell table:formula="of:=INT(RAND()*2)" office:value-type="float" office:value="0">
            <text:p>0</text:p>
          </table:table-cell>
          <table:table-cell table:formula="of:=CHAR(IF([.D9]=0;INT(RAND()*26+97);INT(RAND()*10+48)))" office:value-type="string" office:string-value="t">
            <text:p>t</text:p>
          </table:table-cell>
          <table:table-cell table:formula="of:=CONCATENATE([.F8];[.E9])" office:value-type="string" office:string-value="u334r2rmt">
            <text:p>u334r2rmt</text:p>
          </table:table-cell>
          <table:table-cell/>
          <table:table-cell table:formula="of:=[.H8]+1" office:value-type="float" office:value="8">
            <text:p>8</text:p>
          </table:table-cell>
          <table:table-cell table:formula="of:=CHAR([.H9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48">
            <text:p>48</text:p>
          </table:table-cell>
          <table:table-cell table:formula="of:=CHAR([.A10])" office:value-type="string" office:string-value="0">
            <text:p>0</text:p>
          </table:table-cell>
          <table:table-cell table:formula="of:=CONCATENATE([.C9];[.B10])" office:value-type="string" office:string-value="4766256280">
            <text:p>4766256280</text:p>
          </table:table-cell>
          <table:table-cell table:formula="of:=INT(RAND()*2)" office:value-type="float" office:value="0">
            <text:p>0</text:p>
          </table:table-cell>
          <table:table-cell table:formula="of:=CHAR(IF([.D10]=0;INT(RAND()*26+97);INT(RAND()*10+48)))" office:value-type="string" office:string-value="y">
            <text:p>y</text:p>
          </table:table-cell>
          <table:table-cell table:formula="of:=CONCATENATE([.F9];[.E10])" office:value-type="string" office:string-value="u334r2rmty">
            <text:p>u334r2rmty</text:p>
          </table:table-cell>
          <table:table-cell/>
          <table:table-cell table:formula="of:=[.H9]+1" office:value-type="float" office:value="9">
            <text:p>9</text:p>
          </table:table-cell>
          <table:table-cell table:formula="of:=CHAR([.H10])" office:value-type="string" office:string-value="&#9;">
            <text:p><text:tab/></text:p>
          </table:table-cell>
          <table:table-cell table:number-columns-repeated="7"/>
        </table:table-row>
        <table:table-row table:style-name="ro2">
          <table:table-cell table:formula="of:=INT(RAND()*10+48)" office:value-type="float" office:value="57">
            <text:p>57</text:p>
          </table:table-cell>
          <table:table-cell table:formula="of:=CHAR([.A11])" office:value-type="string" office:string-value="9">
            <text:p>9</text:p>
          </table:table-cell>
          <table:table-cell table:formula="of:=CONCATENATE([.C10];[.B11])" office:value-type="string" office:string-value="47662562809">
            <text:p>47662562809</text:p>
          </table:table-cell>
          <table:table-cell table:formula="of:=INT(RAND()*2)" office:value-type="float" office:value="0">
            <text:p>0</text:p>
          </table:table-cell>
          <table:table-cell table:formula="of:=CHAR(IF([.D11]=0;INT(RAND()*26+97);INT(RAND()*10+48)))" office:value-type="string" office:string-value="i">
            <text:p>i</text:p>
          </table:table-cell>
          <table:table-cell table:formula="of:=CONCATENATE([.F10];[.E11])" office:value-type="string" office:string-value="u334r2rmtyi">
            <text:p>u334r2rmtyi</text:p>
          </table:table-cell>
          <table:table-cell/>
          <table:table-cell table:formula="of:=[.H10]+1" office:value-type="float" office:value="10">
            <text:p>10</text:p>
          </table:table-cell>
          <table:table-cell table:formula="of:=CHAR([.H11])" office:value-type="string" office:string-value="&#10;">
            <text:p><text:line-break/></text:p>
          </table:table-cell>
          <table:table-cell table:number-columns-repeated="7"/>
        </table:table-row>
        <table:table-row table:style-name="ro2">
          <table:table-cell table:formula="of:=INT(RAND()*10+48)" office:value-type="float" office:value="53">
            <text:p>53</text:p>
          </table:table-cell>
          <table:table-cell table:formula="of:=CHAR([.A12])" office:value-type="string" office:string-value="5">
            <text:p>5</text:p>
          </table:table-cell>
          <table:table-cell table:formula="of:=CONCATENATE([.C11];[.B12])" office:value-type="string" office:string-value="476625628095">
            <text:p>476625628095</text:p>
          </table:table-cell>
          <table:table-cell table:formula="of:=INT(RAND()*2)" office:value-type="float" office:value="1">
            <text:p>1</text:p>
          </table:table-cell>
          <table:table-cell table:formula="of:=CHAR(IF([.D12]=0;INT(RAND()*26+97);INT(RAND()*10+48)))" office:value-type="string" office:string-value="0">
            <text:p>0</text:p>
          </table:table-cell>
          <table:table-cell table:formula="of:=CONCATENATE([.F11];[.E12])" office:value-type="string" office:string-value="u334r2rmtyi0">
            <text:p>u334r2rmtyi0</text:p>
          </table:table-cell>
          <table:table-cell/>
          <table:table-cell table:formula="of:=[.H11]+1" office:value-type="float" office:value="11">
            <text:p>11</text:p>
          </table:table-cell>
          <table:table-cell table:formula="of:=CHAR([.H12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5">
            <text:p>55</text:p>
          </table:table-cell>
          <table:table-cell table:formula="of:=CHAR([.A13])" office:value-type="string" office:string-value="7">
            <text:p>7</text:p>
          </table:table-cell>
          <table:table-cell table:formula="of:=CONCATENATE([.C12];[.B13])" office:value-type="string" office:string-value="4766256280957">
            <text:p>4766256280957</text:p>
          </table:table-cell>
          <table:table-cell table:formula="of:=INT(RAND()*2)" office:value-type="float" office:value="0">
            <text:p>0</text:p>
          </table:table-cell>
          <table:table-cell table:formula="of:=CHAR(IF([.D13]=0;INT(RAND()*26+97);INT(RAND()*10+48)))" office:value-type="string" office:string-value="c">
            <text:p>c</text:p>
          </table:table-cell>
          <table:table-cell table:formula="of:=CONCATENATE([.F12];[.E13])" office:value-type="string" office:string-value="u334r2rmtyi0c">
            <text:p>u334r2rmtyi0c</text:p>
          </table:table-cell>
          <table:table-cell/>
          <table:table-cell table:formula="of:=[.H12]+1" office:value-type="float" office:value="12">
            <text:p>12</text:p>
          </table:table-cell>
          <table:table-cell table:formula="of:=CHAR([.H13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1">
            <text:p>51</text:p>
          </table:table-cell>
          <table:table-cell table:formula="of:=CHAR([.A14])" office:value-type="string" office:string-value="3">
            <text:p>3</text:p>
          </table:table-cell>
          <table:table-cell table:formula="of:=CONCATENATE([.C13];[.B14])" office:value-type="string" office:string-value="47662562809573">
            <text:p>47662562809573</text:p>
          </table:table-cell>
          <table:table-cell table:formula="of:=INT(RAND()*2)" office:value-type="float" office:value="1">
            <text:p>1</text:p>
          </table:table-cell>
          <table:table-cell table:formula="of:=CHAR(IF([.D14]=0;INT(RAND()*26+97);INT(RAND()*10+48)))" office:value-type="string" office:string-value="8">
            <text:p>8</text:p>
          </table:table-cell>
          <table:table-cell table:formula="of:=CONCATENATE([.F13];[.E14])" office:value-type="string" office:string-value="u334r2rmtyi0c8">
            <text:p>u334r2rmtyi0c8</text:p>
          </table:table-cell>
          <table:table-cell/>
          <table:table-cell table:formula="of:=[.H13]+1" office:value-type="float" office:value="13">
            <text:p>13</text:p>
          </table:table-cell>
          <table:table-cell table:formula="of:=CHAR([.H14])" office:value-type="string" office:string-value="&#13;">
            <text:p></text:p>
          </table:table-cell>
          <table:table-cell table:number-columns-repeated="7"/>
        </table:table-row>
        <table:table-row table:style-name="ro2">
          <table:table-cell table:formula="of:=INT(RAND()*10+48)" office:value-type="float" office:value="56">
            <text:p>56</text:p>
          </table:table-cell>
          <table:table-cell table:formula="of:=CHAR([.A15])" office:value-type="string" office:string-value="8">
            <text:p>8</text:p>
          </table:table-cell>
          <table:table-cell table:formula="of:=CONCATENATE([.C14];[.B15])" office:value-type="string" office:string-value="476625628095738">
            <text:p>476625628095738</text:p>
          </table:table-cell>
          <table:table-cell table:formula="of:=INT(RAND()*2)" office:value-type="float" office:value="1">
            <text:p>1</text:p>
          </table:table-cell>
          <table:table-cell table:formula="of:=CHAR(IF([.D15]=0;INT(RAND()*26+97);INT(RAND()*10+48)))" office:value-type="string" office:string-value="6">
            <text:p>6</text:p>
          </table:table-cell>
          <table:table-cell table:formula="of:=CONCATENATE([.F14];[.E15])" office:value-type="string" office:string-value="u334r2rmtyi0c86">
            <text:p>u334r2rmtyi0c86</text:p>
          </table:table-cell>
          <table:table-cell/>
          <table:table-cell table:formula="of:=[.H14]+1" office:value-type="float" office:value="14">
            <text:p>14</text:p>
          </table:table-cell>
          <table:table-cell table:formula="of:=CHAR([.H15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5">
            <text:p>55</text:p>
          </table:table-cell>
          <table:table-cell table:formula="of:=CHAR([.A16])" office:value-type="string" office:string-value="7">
            <text:p>7</text:p>
          </table:table-cell>
          <table:table-cell table:formula="of:=CONCATENATE([.C15];[.B16])" office:value-type="string" office:string-value="4766256280957387">
            <text:p>4766256280957387</text:p>
          </table:table-cell>
          <table:table-cell table:formula="of:=INT(RAND()*2)" office:value-type="float" office:value="1">
            <text:p>1</text:p>
          </table:table-cell>
          <table:table-cell table:formula="of:=CHAR(IF([.D16]=0;INT(RAND()*26+97);INT(RAND()*10+48)))" office:value-type="string" office:string-value="7">
            <text:p>7</text:p>
          </table:table-cell>
          <table:table-cell table:formula="of:=CONCATENATE([.F15];[.E16])" office:value-type="string" office:string-value="u334r2rmtyi0c867">
            <text:p>u334r2rmtyi0c867</text:p>
          </table:table-cell>
          <table:table-cell/>
          <table:table-cell table:formula="of:=[.H15]+1" office:value-type="float" office:value="15">
            <text:p>15</text:p>
          </table:table-cell>
          <table:table-cell table:formula="of:=CHAR([.H16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3">
            <text:p>53</text:p>
          </table:table-cell>
          <table:table-cell table:formula="of:=CHAR([.A17])" office:value-type="string" office:string-value="5">
            <text:p>5</text:p>
          </table:table-cell>
          <table:table-cell table:formula="of:=CONCATENATE([.C16];[.B17])" office:value-type="string" office:string-value="47662562809573875">
            <text:p>47662562809573875</text:p>
          </table:table-cell>
          <table:table-cell table:formula="of:=INT(RAND()*2)" office:value-type="float" office:value="0">
            <text:p>0</text:p>
          </table:table-cell>
          <table:table-cell table:formula="of:=CHAR(IF([.D17]=0;INT(RAND()*26+97);INT(RAND()*10+48)))" office:value-type="string" office:string-value="i">
            <text:p>i</text:p>
          </table:table-cell>
          <table:table-cell table:formula="of:=CONCATENATE([.F16];[.E17])" office:value-type="string" office:string-value="u334r2rmtyi0c867i">
            <text:p>u334r2rmtyi0c867i</text:p>
          </table:table-cell>
          <table:table-cell/>
          <table:table-cell table:formula="of:=[.H16]+1" office:value-type="float" office:value="16">
            <text:p>16</text:p>
          </table:table-cell>
          <table:table-cell table:formula="of:=CHAR([.H17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7">
            <text:p>57</text:p>
          </table:table-cell>
          <table:table-cell table:formula="of:=CHAR([.A18])" office:value-type="string" office:string-value="9">
            <text:p>9</text:p>
          </table:table-cell>
          <table:table-cell table:formula="of:=CONCATENATE([.C17];[.B18])" office:value-type="string" office:string-value="476625628095738759">
            <text:p>476625628095738759</text:p>
          </table:table-cell>
          <table:table-cell table:formula="of:=INT(RAND()*2)" office:value-type="float" office:value="1">
            <text:p>1</text:p>
          </table:table-cell>
          <table:table-cell table:formula="of:=CHAR(IF([.D18]=0;INT(RAND()*26+97);INT(RAND()*10+48)))" office:value-type="string" office:string-value="0">
            <text:p>0</text:p>
          </table:table-cell>
          <table:table-cell table:formula="of:=CONCATENATE([.F17];[.E18])" office:value-type="string" office:string-value="u334r2rmtyi0c867i0">
            <text:p>u334r2rmtyi0c867i0</text:p>
          </table:table-cell>
          <table:table-cell/>
          <table:table-cell table:formula="of:=[.H17]+1" office:value-type="float" office:value="17">
            <text:p>17</text:p>
          </table:table-cell>
          <table:table-cell table:formula="of:=CHAR([.H18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49">
            <text:p>49</text:p>
          </table:table-cell>
          <table:table-cell table:formula="of:=CHAR([.A19])" office:value-type="string" office:string-value="1">
            <text:p>1</text:p>
          </table:table-cell>
          <table:table-cell table:formula="of:=CONCATENATE([.C18];[.B19])" office:value-type="string" office:string-value="4766256280957387591">
            <text:p>4766256280957387591</text:p>
          </table:table-cell>
          <table:table-cell table:formula="of:=INT(RAND()*2)" office:value-type="float" office:value="1">
            <text:p>1</text:p>
          </table:table-cell>
          <table:table-cell table:formula="of:=CHAR(IF([.D19]=0;INT(RAND()*26+97);INT(RAND()*10+48)))" office:value-type="string" office:string-value="5">
            <text:p>5</text:p>
          </table:table-cell>
          <table:table-cell table:formula="of:=CONCATENATE([.F18];[.E19])" office:value-type="string" office:string-value="u334r2rmtyi0c867i05">
            <text:p>u334r2rmtyi0c867i05</text:p>
          </table:table-cell>
          <table:table-cell/>
          <table:table-cell table:formula="of:=[.H18]+1" office:value-type="float" office:value="18">
            <text:p>18</text:p>
          </table:table-cell>
          <table:table-cell table:formula="of:=CHAR([.H19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2">
            <text:p>52</text:p>
          </table:table-cell>
          <table:table-cell table:formula="of:=CHAR([.A20])" office:value-type="string" office:string-value="4">
            <text:p>4</text:p>
          </table:table-cell>
          <table:table-cell table:formula="of:=CONCATENATE([.C19];[.B20])" office:value-type="string" office:string-value="47662562809573875914">
            <text:p>47662562809573875914</text:p>
          </table:table-cell>
          <table:table-cell table:formula="of:=INT(RAND()*2)" office:value-type="float" office:value="0">
            <text:p>0</text:p>
          </table:table-cell>
          <table:table-cell table:formula="of:=CHAR(IF([.D20]=0;INT(RAND()*26+97);INT(RAND()*10+48)))" office:value-type="string" office:string-value="k">
            <text:p>k</text:p>
          </table:table-cell>
          <table:table-cell table:formula="of:=CONCATENATE([.F19];[.E20])" office:value-type="string" office:string-value="u334r2rmtyi0c867i05k">
            <text:p>u334r2rmtyi0c867i05k</text:p>
          </table:table-cell>
          <table:table-cell/>
          <table:table-cell table:formula="of:=[.H19]+1" office:value-type="float" office:value="19">
            <text:p>19</text:p>
          </table:table-cell>
          <table:table-cell table:formula="of:=CHAR([.H20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2">
            <text:p>52</text:p>
          </table:table-cell>
          <table:table-cell table:formula="of:=CHAR([.A21])" office:value-type="string" office:string-value="4">
            <text:p>4</text:p>
          </table:table-cell>
          <table:table-cell table:formula="of:=CONCATENATE([.C20];[.B21])" office:value-type="string" office:string-value="476625628095738759144">
            <text:p>476625628095738759144</text:p>
          </table:table-cell>
          <table:table-cell table:formula="of:=INT(RAND()*2)" office:value-type="float" office:value="1">
            <text:p>1</text:p>
          </table:table-cell>
          <table:table-cell table:formula="of:=CHAR(IF([.D21]=0;INT(RAND()*26+97);INT(RAND()*10+48)))" office:value-type="string" office:string-value="0">
            <text:p>0</text:p>
          </table:table-cell>
          <table:table-cell table:formula="of:=CONCATENATE([.F20];[.E21])" office:value-type="string" office:string-value="u334r2rmtyi0c867i05k0">
            <text:p>u334r2rmtyi0c867i05k0</text:p>
          </table:table-cell>
          <table:table-cell/>
          <table:table-cell table:formula="of:=[.H20]+1" office:value-type="float" office:value="20">
            <text:p>20</text:p>
          </table:table-cell>
          <table:table-cell table:formula="of:=CHAR([.H21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49">
            <text:p>49</text:p>
          </table:table-cell>
          <table:table-cell table:formula="of:=CHAR([.A22])" office:value-type="string" office:string-value="1">
            <text:p>1</text:p>
          </table:table-cell>
          <table:table-cell table:formula="of:=CONCATENATE([.C21];[.B22])" office:value-type="string" office:string-value="4766256280957387591441">
            <text:p>4766256280957387591441</text:p>
          </table:table-cell>
          <table:table-cell table:formula="of:=INT(RAND()*2)" office:value-type="float" office:value="0">
            <text:p>0</text:p>
          </table:table-cell>
          <table:table-cell table:formula="of:=CHAR(IF([.D22]=0;INT(RAND()*26+97);INT(RAND()*10+48)))" office:value-type="string" office:string-value="t">
            <text:p>t</text:p>
          </table:table-cell>
          <table:table-cell table:formula="of:=CONCATENATE([.F21];[.E22])" office:value-type="string" office:string-value="u334r2rmtyi0c867i05k0t">
            <text:p>u334r2rmtyi0c867i05k0t</text:p>
          </table:table-cell>
          <table:table-cell/>
          <table:table-cell table:formula="of:=[.H21]+1" office:value-type="float" office:value="21">
            <text:p>21</text:p>
          </table:table-cell>
          <table:table-cell table:formula="of:=CHAR([.H22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49">
            <text:p>49</text:p>
          </table:table-cell>
          <table:table-cell table:formula="of:=CHAR([.A23])" office:value-type="string" office:string-value="1">
            <text:p>1</text:p>
          </table:table-cell>
          <table:table-cell table:formula="of:=CONCATENATE([.C22];[.B23])" office:value-type="string" office:string-value="47662562809573875914411">
            <text:p>47662562809573875914411</text:p>
          </table:table-cell>
          <table:table-cell table:formula="of:=INT(RAND()*2)" office:value-type="float" office:value="0">
            <text:p>0</text:p>
          </table:table-cell>
          <table:table-cell table:formula="of:=CHAR(IF([.D23]=0;INT(RAND()*26+97);INT(RAND()*10+48)))" office:value-type="string" office:string-value="s">
            <text:p>s</text:p>
          </table:table-cell>
          <table:table-cell table:formula="of:=CONCATENATE([.F22];[.E23])" office:value-type="string" office:string-value="u334r2rmtyi0c867i05k0ts">
            <text:p>u334r2rmtyi0c867i05k0ts</text:p>
          </table:table-cell>
          <table:table-cell/>
          <table:table-cell table:formula="of:=[.H22]+1" office:value-type="float" office:value="22">
            <text:p>22</text:p>
          </table:table-cell>
          <table:table-cell table:formula="of:=CHAR([.H23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1">
            <text:p>51</text:p>
          </table:table-cell>
          <table:table-cell table:formula="of:=CHAR([.A24])" office:value-type="string" office:string-value="3">
            <text:p>3</text:p>
          </table:table-cell>
          <table:table-cell table:formula="of:=CONCATENATE([.C23];[.B24])" office:value-type="string" office:string-value="476625628095738759144113">
            <text:p>476625628095738759144113</text:p>
          </table:table-cell>
          <table:table-cell table:formula="of:=INT(RAND()*2)" office:value-type="float" office:value="1">
            <text:p>1</text:p>
          </table:table-cell>
          <table:table-cell table:formula="of:=CHAR(IF([.D24]=0;INT(RAND()*26+97);INT(RAND()*10+48)))" office:value-type="string" office:string-value="3">
            <text:p>3</text:p>
          </table:table-cell>
          <table:table-cell table:formula="of:=CONCATENATE([.F23];[.E24])" office:value-type="string" office:string-value="u334r2rmtyi0c867i05k0ts3">
            <text:p>u334r2rmtyi0c867i05k0ts3</text:p>
          </table:table-cell>
          <table:table-cell/>
          <table:table-cell table:formula="of:=[.H23]+1" office:value-type="float" office:value="23">
            <text:p>23</text:p>
          </table:table-cell>
          <table:table-cell table:formula="of:=CHAR([.H24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2">
            <text:p>52</text:p>
          </table:table-cell>
          <table:table-cell table:formula="of:=CHAR([.A25])" office:value-type="string" office:string-value="4">
            <text:p>4</text:p>
          </table:table-cell>
          <table:table-cell table:formula="of:=CONCATENATE([.C24];[.B25])" office:value-type="string" office:string-value="4766256280957387591441134">
            <text:p>4766256280957387591441134</text:p>
          </table:table-cell>
          <table:table-cell table:formula="of:=INT(RAND()*2)" office:value-type="float" office:value="1">
            <text:p>1</text:p>
          </table:table-cell>
          <table:table-cell table:formula="of:=CHAR(IF([.D25]=0;INT(RAND()*26+97);INT(RAND()*10+48)))" office:value-type="string" office:string-value="8">
            <text:p>8</text:p>
          </table:table-cell>
          <table:table-cell table:formula="of:=CONCATENATE([.F24];[.E25])" office:value-type="string" office:string-value="u334r2rmtyi0c867i05k0ts38">
            <text:p>u334r2rmtyi0c867i05k0ts38</text:p>
          </table:table-cell>
          <table:table-cell/>
          <table:table-cell table:formula="of:=[.H24]+1" office:value-type="float" office:value="24">
            <text:p>24</text:p>
          </table:table-cell>
          <table:table-cell table:formula="of:=CHAR([.H25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5">
            <text:p>55</text:p>
          </table:table-cell>
          <table:table-cell table:formula="of:=CHAR([.A26])" office:value-type="string" office:string-value="7">
            <text:p>7</text:p>
          </table:table-cell>
          <table:table-cell table:formula="of:=CONCATENATE([.C25];[.B26])" office:value-type="string" office:string-value="47662562809573875914411347">
            <text:p>47662562809573875914411347</text:p>
          </table:table-cell>
          <table:table-cell table:formula="of:=INT(RAND()*2)" office:value-type="float" office:value="1">
            <text:p>1</text:p>
          </table:table-cell>
          <table:table-cell table:formula="of:=CHAR(IF([.D26]=0;INT(RAND()*26+97);INT(RAND()*10+48)))" office:value-type="string" office:string-value="1">
            <text:p>1</text:p>
          </table:table-cell>
          <table:table-cell table:formula="of:=CONCATENATE([.F25];[.E26])" office:value-type="string" office:string-value="u334r2rmtyi0c867i05k0ts381">
            <text:p>u334r2rmtyi0c867i05k0ts381</text:p>
          </table:table-cell>
          <table:table-cell/>
          <table:table-cell table:formula="of:=[.H25]+1" office:value-type="float" office:value="25">
            <text:p>25</text:p>
          </table:table-cell>
          <table:table-cell table:formula="of:=CHAR([.H26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49">
            <text:p>49</text:p>
          </table:table-cell>
          <table:table-cell table:formula="of:=CHAR([.A27])" office:value-type="string" office:string-value="1">
            <text:p>1</text:p>
          </table:table-cell>
          <table:table-cell table:formula="of:=CONCATENATE([.C26];[.B27])" office:value-type="string" office:string-value="476625628095738759144113471">
            <text:p>476625628095738759144113471</text:p>
          </table:table-cell>
          <table:table-cell table:formula="of:=INT(RAND()*2)" office:value-type="float" office:value="1">
            <text:p>1</text:p>
          </table:table-cell>
          <table:table-cell table:formula="of:=CHAR(IF([.D27]=0;INT(RAND()*26+97);INT(RAND()*10+48)))" office:value-type="string" office:string-value="7">
            <text:p>7</text:p>
          </table:table-cell>
          <table:table-cell table:formula="of:=CONCATENATE([.F26];[.E27])" office:value-type="string" office:string-value="u334r2rmtyi0c867i05k0ts3817">
            <text:p>u334r2rmtyi0c867i05k0ts3817</text:p>
          </table:table-cell>
          <table:table-cell/>
          <table:table-cell table:formula="of:=[.H26]+1" office:value-type="float" office:value="26">
            <text:p>26</text:p>
          </table:table-cell>
          <table:table-cell table:formula="of:=CHAR([.H27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3">
            <text:p>53</text:p>
          </table:table-cell>
          <table:table-cell table:formula="of:=CHAR([.A28])" office:value-type="string" office:string-value="5">
            <text:p>5</text:p>
          </table:table-cell>
          <table:table-cell table:formula="of:=CONCATENATE([.C27];[.B28])" office:value-type="string" office:string-value="4766256280957387591441134715">
            <text:p>4766256280957387591441134715</text:p>
          </table:table-cell>
          <table:table-cell table:formula="of:=INT(RAND()*2)" office:value-type="float" office:value="1">
            <text:p>1</text:p>
          </table:table-cell>
          <table:table-cell table:formula="of:=CHAR(IF([.D28]=0;INT(RAND()*26+97);INT(RAND()*10+48)))" office:value-type="string" office:string-value="5">
            <text:p>5</text:p>
          </table:table-cell>
          <table:table-cell table:formula="of:=CONCATENATE([.F27];[.E28])" office:value-type="string" office:string-value="u334r2rmtyi0c867i05k0ts38175">
            <text:p>u334r2rmtyi0c867i05k0ts38175</text:p>
          </table:table-cell>
          <table:table-cell/>
          <table:table-cell table:formula="of:=[.H27]+1" office:value-type="float" office:value="27">
            <text:p>27</text:p>
          </table:table-cell>
          <table:table-cell table:formula="of:=CHAR([.H28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2">
            <text:p>52</text:p>
          </table:table-cell>
          <table:table-cell table:formula="of:=CHAR([.A29])" office:value-type="string" office:string-value="4">
            <text:p>4</text:p>
          </table:table-cell>
          <table:table-cell table:formula="of:=CONCATENATE([.C28];[.B29])" office:value-type="string" office:string-value="47662562809573875914411347154">
            <text:p>47662562809573875914411347154</text:p>
          </table:table-cell>
          <table:table-cell table:formula="of:=INT(RAND()*2)" office:value-type="float" office:value="1">
            <text:p>1</text:p>
          </table:table-cell>
          <table:table-cell table:formula="of:=CHAR(IF([.D29]=0;INT(RAND()*26+97);INT(RAND()*10+48)))" office:value-type="string" office:string-value="0">
            <text:p>0</text:p>
          </table:table-cell>
          <table:table-cell table:formula="of:=CONCATENATE([.F28];[.E29])" office:value-type="string" office:string-value="u334r2rmtyi0c867i05k0ts381750">
            <text:p>u334r2rmtyi0c867i05k0ts381750</text:p>
          </table:table-cell>
          <table:table-cell/>
          <table:table-cell table:formula="of:=[.H28]+1" office:value-type="float" office:value="28">
            <text:p>28</text:p>
          </table:table-cell>
          <table:table-cell table:formula="of:=CHAR([.H29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2">
            <text:p>52</text:p>
          </table:table-cell>
          <table:table-cell table:formula="of:=CHAR([.A30])" office:value-type="string" office:string-value="4">
            <text:p>4</text:p>
          </table:table-cell>
          <table:table-cell table:formula="of:=CONCATENATE([.C29];[.B30])" office:value-type="string" office:string-value="476625628095738759144113471544">
            <text:p>476625628095738759144113471544</text:p>
          </table:table-cell>
          <table:table-cell table:formula="of:=INT(RAND()*2)" office:value-type="float" office:value="1">
            <text:p>1</text:p>
          </table:table-cell>
          <table:table-cell table:formula="of:=CHAR(IF([.D30]=0;INT(RAND()*26+97);INT(RAND()*10+48)))" office:value-type="string" office:string-value="5">
            <text:p>5</text:p>
          </table:table-cell>
          <table:table-cell table:formula="of:=CONCATENATE([.F29];[.E30])" office:value-type="string" office:string-value="u334r2rmtyi0c867i05k0ts3817505">
            <text:p>u334r2rmtyi0c867i05k0ts3817505</text:p>
          </table:table-cell>
          <table:table-cell/>
          <table:table-cell table:formula="of:=[.H29]+1" office:value-type="float" office:value="29">
            <text:p>29</text:p>
          </table:table-cell>
          <table:table-cell table:formula="of:=CHAR([.H30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48">
            <text:p>48</text:p>
          </table:table-cell>
          <table:table-cell table:formula="of:=CHAR([.A31])" office:value-type="string" office:string-value="0">
            <text:p>0</text:p>
          </table:table-cell>
          <table:table-cell table:formula="of:=CONCATENATE([.C30];[.B31])" office:value-type="string" office:string-value="4766256280957387591441134715440">
            <text:p>4766256280957387591441134715440</text:p>
          </table:table-cell>
          <table:table-cell table:formula="of:=INT(RAND()*2)" office:value-type="float" office:value="0">
            <text:p>0</text:p>
          </table:table-cell>
          <table:table-cell table:formula="of:=CHAR(IF([.D31]=0;INT(RAND()*26+97);INT(RAND()*10+48)))" office:value-type="string" office:string-value="v">
            <text:p>v</text:p>
          </table:table-cell>
          <table:table-cell table:formula="of:=CONCATENATE([.F30];[.E31])" office:value-type="string" office:string-value="u334r2rmtyi0c867i05k0ts3817505v">
            <text:p>u334r2rmtyi0c867i05k0ts3817505v</text:p>
          </table:table-cell>
          <table:table-cell/>
          <table:table-cell table:formula="of:=[.H30]+1" office:value-type="float" office:value="30">
            <text:p>30</text:p>
          </table:table-cell>
          <table:table-cell table:formula="of:=CHAR([.H31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0">
            <text:p>50</text:p>
          </table:table-cell>
          <table:table-cell table:formula="of:=CHAR([.A32])" office:value-type="string" office:string-value="2">
            <text:p>2</text:p>
          </table:table-cell>
          <table:table-cell table:formula="of:=CONCATENATE([.C31];[.B32])" office:value-type="string" office:string-value="47662562809573875914411347154402">
            <text:p>47662562809573875914411347154402</text:p>
          </table:table-cell>
          <table:table-cell table:formula="of:=INT(RAND()*2)" office:value-type="float" office:value="1">
            <text:p>1</text:p>
          </table:table-cell>
          <table:table-cell table:formula="of:=CHAR(IF([.D32]=0;INT(RAND()*26+97);INT(RAND()*10+48)))" office:value-type="string" office:string-value="8">
            <text:p>8</text:p>
          </table:table-cell>
          <table:table-cell table:formula="of:=CONCATENATE([.F31];[.E32])" office:value-type="string" office:string-value="u334r2rmtyi0c867i05k0ts3817505v8">
            <text:p>u334r2rmtyi0c867i05k0ts3817505v8</text:p>
          </table:table-cell>
          <table:table-cell/>
          <table:table-cell table:formula="of:=[.H31]+1" office:value-type="float" office:value="31">
            <text:p>31</text:p>
          </table:table-cell>
          <table:table-cell table:formula="of:=CHAR([.H32])" office:value-type="string" office:string-value="">
            <text:p/>
          </table:table-cell>
          <table:table-cell table:number-columns-repeated="7"/>
        </table:table-row>
        <table:table-row table:style-name="ro2">
          <table:table-cell table:formula="of:=INT(RAND()*10+48)" office:value-type="float" office:value="51">
            <text:p>51</text:p>
          </table:table-cell>
          <table:table-cell table:formula="of:=CHAR([.A33])" office:value-type="string" office:string-value="3">
            <text:p>3</text:p>
          </table:table-cell>
          <table:table-cell table:formula="of:=CONCATENATE([.C32];[.B33])" office:value-type="string" office:string-value="476625628095738759144113471544023">
            <text:p>476625628095738759144113471544023</text:p>
          </table:table-cell>
          <table:table-cell table:formula="of:=INT(RAND()*2)" office:value-type="float" office:value="1">
            <text:p>1</text:p>
          </table:table-cell>
          <table:table-cell table:formula="of:=CHAR(IF([.D33]=0;INT(RAND()*26+97);INT(RAND()*10+48)))" office:value-type="string" office:string-value="9">
            <text:p>9</text:p>
          </table:table-cell>
          <table:table-cell table:formula="of:=CONCATENATE([.F32];[.E33])" office:value-type="string" office:string-value="u334r2rmtyi0c867i05k0ts3817505v89">
            <text:p>u334r2rmtyi0c867i05k0ts3817505v89</text:p>
          </table:table-cell>
          <table:table-cell/>
          <table:table-cell table:formula="of:=[.H32]+1" office:value-type="float" office:value="32">
            <text:p>32</text:p>
          </table:table-cell>
          <table:table-cell table:formula="of:=CHAR([.H33])" office:value-type="string" office:string-value=" ">
            <text:p><text:s/></text:p>
          </table:table-cell>
          <table:table-cell table:number-columns-repeated="7"/>
        </table:table-row>
        <table:table-row table:style-name="ro2">
          <table:table-cell table:formula="of:=INT(RAND()*10+48)" office:value-type="float" office:value="51">
            <text:p>51</text:p>
          </table:table-cell>
          <table:table-cell table:formula="of:=CHAR([.A34])" office:value-type="string" office:string-value="3">
            <text:p>3</text:p>
          </table:table-cell>
          <table:table-cell table:formula="of:=CONCATENATE([.C33];[.B34])" office:value-type="string" office:string-value="4766256280957387591441134715440233">
            <text:p>4766256280957387591441134715440233</text:p>
          </table:table-cell>
          <table:table-cell table:formula="of:=INT(RAND()*2)" office:value-type="float" office:value="1">
            <text:p>1</text:p>
          </table:table-cell>
          <table:table-cell table:formula="of:=CHAR(IF([.D34]=0;INT(RAND()*26+97);INT(RAND()*10+48)))" office:value-type="string" office:string-value="7">
            <text:p>7</text:p>
          </table:table-cell>
          <table:table-cell table:formula="of:=CONCATENATE([.F33];[.E34])" office:value-type="string" office:string-value="u334r2rmtyi0c867i05k0ts3817505v897">
            <text:p>u334r2rmtyi0c867i05k0ts3817505v897</text:p>
          </table:table-cell>
          <table:table-cell/>
          <table:table-cell table:formula="of:=[.H33]+1" office:value-type="float" office:value="33">
            <text:p>33</text:p>
          </table:table-cell>
          <table:table-cell table:formula="of:=CHAR([.H34])" office:value-type="string" office:string-value="!">
            <text:p>!</text:p>
          </table:table-cell>
          <table:table-cell table:number-columns-repeated="7"/>
        </table:table-row>
        <table:table-row table:style-name="ro2">
          <table:table-cell table:formula="of:=INT(RAND()*10+48)" office:value-type="float" office:value="51">
            <text:p>51</text:p>
          </table:table-cell>
          <table:table-cell table:formula="of:=CHAR([.A35])" office:value-type="string" office:string-value="3">
            <text:p>3</text:p>
          </table:table-cell>
          <table:table-cell table:formula="of:=CONCATENATE([.C34];[.B35])" office:value-type="string" office:string-value="47662562809573875914411347154402333">
            <text:p>47662562809573875914411347154402333</text:p>
          </table:table-cell>
          <table:table-cell table:formula="of:=INT(RAND()*2)" office:value-type="float" office:value="0">
            <text:p>0</text:p>
          </table:table-cell>
          <table:table-cell table:formula="of:=CHAR(IF([.D35]=0;INT(RAND()*26+97);INT(RAND()*10+48)))" office:value-type="string" office:string-value="g">
            <text:p>g</text:p>
          </table:table-cell>
          <table:table-cell table:formula="of:=CONCATENATE([.F34];[.E35])" office:value-type="string" office:string-value="u334r2rmtyi0c867i05k0ts3817505v897g">
            <text:p>u334r2rmtyi0c867i05k0ts3817505v897g</text:p>
          </table:table-cell>
          <table:table-cell/>
          <table:table-cell table:formula="of:=[.H34]+1" office:value-type="float" office:value="34">
            <text:p>34</text:p>
          </table:table-cell>
          <table:table-cell table:formula="of:=CHAR([.H35])" office:value-type="string" office:string-value="&quot;">
            <text:p>"</text:p>
          </table:table-cell>
          <table:table-cell table:number-columns-repeated="7"/>
        </table:table-row>
        <table:table-row table:style-name="ro2">
          <table:table-cell table:formula="of:=INT(RAND()*10+48)" office:value-type="float" office:value="49">
            <text:p>49</text:p>
          </table:table-cell>
          <table:table-cell table:formula="of:=CHAR([.A36])" office:value-type="string" office:string-value="1">
            <text:p>1</text:p>
          </table:table-cell>
          <table:table-cell table:formula="of:=CONCATENATE([.C35];[.B36])" office:value-type="string" office:string-value="476625628095738759144113471544023331">
            <text:p>476625628095738759144113471544023331</text:p>
          </table:table-cell>
          <table:table-cell table:formula="of:=INT(RAND()*2)" office:value-type="float" office:value="0">
            <text:p>0</text:p>
          </table:table-cell>
          <table:table-cell table:formula="of:=CHAR(IF([.D36]=0;INT(RAND()*26+97);INT(RAND()*10+48)))" office:value-type="string" office:string-value="d">
            <text:p>d</text:p>
          </table:table-cell>
          <table:table-cell table:formula="of:=CONCATENATE([.F35];[.E36])" office:value-type="string" office:string-value="u334r2rmtyi0c867i05k0ts3817505v897gd">
            <text:p>u334r2rmtyi0c867i05k0ts3817505v897gd</text:p>
          </table:table-cell>
          <table:table-cell/>
          <table:table-cell table:formula="of:=[.H35]+1" office:value-type="float" office:value="35">
            <text:p>35</text:p>
          </table:table-cell>
          <table:table-cell table:formula="of:=CHAR([.H36])" office:value-type="string" office:string-value="#">
            <text:p>#</text:p>
          </table:table-cell>
          <table:table-cell table:number-columns-repeated="7"/>
        </table:table-row>
        <table:table-row table:style-name="ro2">
          <table:table-cell table:formula="of:=INT(RAND()*10+48)" office:value-type="float" office:value="49">
            <text:p>49</text:p>
          </table:table-cell>
          <table:table-cell table:formula="of:=CHAR([.A37])" office:value-type="string" office:string-value="1">
            <text:p>1</text:p>
          </table:table-cell>
          <table:table-cell table:formula="of:=CONCATENATE([.C36];[.B37])" office:value-type="string" office:string-value="4766256280957387591441134715440233311">
            <text:p>4766256280957387591441134715440233311</text:p>
          </table:table-cell>
          <table:table-cell table:formula="of:=INT(RAND()*2)" office:value-type="float" office:value="1">
            <text:p>1</text:p>
          </table:table-cell>
          <table:table-cell table:formula="of:=CHAR(IF([.D37]=0;INT(RAND()*26+97);INT(RAND()*10+48)))" office:value-type="string" office:string-value="3">
            <text:p>3</text:p>
          </table:table-cell>
          <table:table-cell table:formula="of:=CONCATENATE([.F36];[.E37])" office:value-type="string" office:string-value="u334r2rmtyi0c867i05k0ts3817505v897gd3">
            <text:p>u334r2rmtyi0c867i05k0ts3817505v897gd3</text:p>
          </table:table-cell>
          <table:table-cell/>
          <table:table-cell table:formula="of:=[.H36]+1" office:value-type="float" office:value="36">
            <text:p>36</text:p>
          </table:table-cell>
          <table:table-cell table:formula="of:=CHAR([.H37])" office:value-type="string" office:string-value="$">
            <text:p>$</text:p>
          </table:table-cell>
          <table:table-cell table:number-columns-repeated="7"/>
        </table:table-row>
        <table:table-row table:style-name="ro2">
          <table:table-cell table:formula="of:=INT(RAND()*10+48)" office:value-type="float" office:value="53">
            <text:p>53</text:p>
          </table:table-cell>
          <table:table-cell table:formula="of:=CHAR([.A38])" office:value-type="string" office:string-value="5">
            <text:p>5</text:p>
          </table:table-cell>
          <table:table-cell table:formula="of:=CONCATENATE([.C37];[.B38])" office:value-type="string" office:string-value="47662562809573875914411347154402333115">
            <text:p>47662562809573875914411347154402333115</text:p>
          </table:table-cell>
          <table:table-cell table:formula="of:=INT(RAND()*2)" office:value-type="float" office:value="0">
            <text:p>0</text:p>
          </table:table-cell>
          <table:table-cell table:formula="of:=CHAR(IF([.D38]=0;INT(RAND()*26+97);INT(RAND()*10+48)))" office:value-type="string" office:string-value="n">
            <text:p>n</text:p>
          </table:table-cell>
          <table:table-cell table:formula="of:=CONCATENATE([.F37];[.E38])" office:value-type="string" office:string-value="u334r2rmtyi0c867i05k0ts3817505v897gd3n">
            <text:p>u334r2rmtyi0c867i05k0ts3817505v897gd3n</text:p>
          </table:table-cell>
          <table:table-cell/>
          <table:table-cell table:formula="of:=[.H37]+1" office:value-type="float" office:value="37">
            <text:p>37</text:p>
          </table:table-cell>
          <table:table-cell table:formula="of:=CHAR([.H38])" office:value-type="string" office:string-value="%">
            <text:p>%</text:p>
          </table:table-cell>
          <table:table-cell table:number-columns-repeated="7"/>
        </table:table-row>
        <table:table-row table:style-name="ro2">
          <table:table-cell table:formula="of:=INT(RAND()*10+48)" office:value-type="float" office:value="55">
            <text:p>55</text:p>
          </table:table-cell>
          <table:table-cell table:formula="of:=CHAR([.A39])" office:value-type="string" office:string-value="7">
            <text:p>7</text:p>
          </table:table-cell>
          <table:table-cell table:formula="of:=CONCATENATE([.C38];[.B39])" office:value-type="string" office:string-value="476625628095738759144113471544023331157">
            <text:p>476625628095738759144113471544023331157</text:p>
          </table:table-cell>
          <table:table-cell table:formula="of:=INT(RAND()*2)" office:value-type="float" office:value="0">
            <text:p>0</text:p>
          </table:table-cell>
          <table:table-cell table:formula="of:=CHAR(IF([.D39]=0;INT(RAND()*26+97);INT(RAND()*10+48)))" office:value-type="string" office:string-value="f">
            <text:p>f</text:p>
          </table:table-cell>
          <table:table-cell table:formula="of:=CONCATENATE([.F38];[.E39])" office:value-type="string" office:string-value="u334r2rmtyi0c867i05k0ts3817505v897gd3nf">
            <text:p>u334r2rmtyi0c867i05k0ts3817505v897gd3nf</text:p>
          </table:table-cell>
          <table:table-cell/>
          <table:table-cell table:formula="of:=[.H38]+1" office:value-type="float" office:value="38">
            <text:p>38</text:p>
          </table:table-cell>
          <table:table-cell table:formula="of:=CHAR([.H39])" office:value-type="string" office:string-value="&amp;">
            <text:p>&amp;</text:p>
          </table:table-cell>
          <table:table-cell table:number-columns-repeated="7"/>
        </table:table-row>
        <table:table-row table:style-name="ro2">
          <table:table-cell table:formula="of:=INT(RAND()*10+48)" office:value-type="float" office:value="53">
            <text:p>53</text:p>
          </table:table-cell>
          <table:table-cell table:formula="of:=CHAR([.A40])" office:value-type="string" office:string-value="5">
            <text:p>5</text:p>
          </table:table-cell>
          <table:table-cell table:formula="of:=CONCATENATE([.C39];[.B40])" office:value-type="string" office:string-value="4766256280957387591441134715440233311575">
            <text:p>4766256280957387591441134715440233311575</text:p>
          </table:table-cell>
          <table:table-cell table:formula="of:=INT(RAND()*2)" office:value-type="float" office:value="0">
            <text:p>0</text:p>
          </table:table-cell>
          <table:table-cell table:formula="of:=CHAR(IF([.D40]=0;INT(RAND()*26+97);INT(RAND()*10+48)))" office:value-type="string" office:string-value="c">
            <text:p>c</text:p>
          </table:table-cell>
          <table:table-cell table:formula="of:=CONCATENATE([.F39];[.E40])" office:value-type="string" office:string-value="u334r2rmtyi0c867i05k0ts3817505v897gd3nfc">
            <text:p>u334r2rmtyi0c867i05k0ts3817505v897gd3nfc</text:p>
          </table:table-cell>
          <table:table-cell/>
          <table:table-cell table:formula="of:=[.H39]+1" office:value-type="float" office:value="39">
            <text:p>39</text:p>
          </table:table-cell>
          <table:table-cell table:formula="of:=CHAR([.H40])" office:value-type="string" office:string-value="'">
            <text:p>'</text:p>
          </table:table-cell>
          <table:table-cell table:number-columns-repeated="7"/>
        </table:table-row>
        <table:table-row table:style-name="ro2">
          <table:table-cell table:formula="of:=INT(RAND()*10+48)" office:value-type="float" office:value="54">
            <text:p>54</text:p>
          </table:table-cell>
          <table:table-cell table:formula="of:=CHAR([.A41])" office:value-type="string" office:string-value="6">
            <text:p>6</text:p>
          </table:table-cell>
          <table:table-cell table:formula="of:=CONCATENATE([.C40];[.B41])" office:value-type="string" office:string-value="47662562809573875914411347154402333115756">
            <text:p>47662562809573875914411347154402333115756</text:p>
          </table:table-cell>
          <table:table-cell table:formula="of:=INT(RAND()*2)" office:value-type="float" office:value="0">
            <text:p>0</text:p>
          </table:table-cell>
          <table:table-cell table:formula="of:=CHAR(IF([.D41]=0;INT(RAND()*26+97);INT(RAND()*10+48)))" office:value-type="string" office:string-value="i">
            <text:p>i</text:p>
          </table:table-cell>
          <table:table-cell table:formula="of:=CONCATENATE([.F40];[.E41])" office:value-type="string" office:string-value="u334r2rmtyi0c867i05k0ts3817505v897gd3nfci">
            <text:p>u334r2rmtyi0c867i05k0ts3817505v897gd3nfci</text:p>
          </table:table-cell>
          <table:table-cell/>
          <table:table-cell table:formula="of:=[.H40]+1" office:value-type="float" office:value="40">
            <text:p>40</text:p>
          </table:table-cell>
          <table:table-cell table:formula="of:=CHAR([.H41])" office:value-type="string" office:string-value="(">
            <text:p>(</text:p>
          </table:table-cell>
          <table:table-cell table:number-columns-repeated="7"/>
        </table:table-row>
        <table:table-row table:style-name="ro2">
          <table:table-cell table:formula="of:=INT(RAND()*10+48)" office:value-type="float" office:value="51">
            <text:p>51</text:p>
          </table:table-cell>
          <table:table-cell table:formula="of:=CHAR([.A42])" office:value-type="string" office:string-value="3">
            <text:p>3</text:p>
          </table:table-cell>
          <table:table-cell table:formula="of:=CONCATENATE([.C41];[.B42])" office:value-type="string" office:string-value="476625628095738759144113471544023331157563">
            <text:p>476625628095738759144113471544023331157563</text:p>
          </table:table-cell>
          <table:table-cell table:formula="of:=INT(RAND()*2)" office:value-type="float" office:value="0">
            <text:p>0</text:p>
          </table:table-cell>
          <table:table-cell table:formula="of:=CHAR(IF([.D42]=0;INT(RAND()*26+97);INT(RAND()*10+48)))" office:value-type="string" office:string-value="g">
            <text:p>g</text:p>
          </table:table-cell>
          <table:table-cell table:formula="of:=CONCATENATE([.F41];[.E42])" office:value-type="string" office:string-value="u334r2rmtyi0c867i05k0ts3817505v897gd3nfcig">
            <text:p>u334r2rmtyi0c867i05k0ts3817505v897gd3nfcig</text:p>
          </table:table-cell>
          <table:table-cell/>
          <table:table-cell table:formula="of:=[.H41]+1" office:value-type="float" office:value="41">
            <text:p>41</text:p>
          </table:table-cell>
          <table:table-cell table:formula="of:=CHAR([.H42])" office:value-type="string" office:string-value=")">
            <text:p>)</text:p>
          </table:table-cell>
          <table:table-cell table:number-columns-repeated="7"/>
        </table:table-row>
        <table:table-row table:style-name="ro2">
          <table:table-cell table:formula="of:=INT(RAND()*10+48)" office:value-type="float" office:value="49">
            <text:p>49</text:p>
          </table:table-cell>
          <table:table-cell table:formula="of:=CHAR([.A43])" office:value-type="string" office:string-value="1">
            <text:p>1</text:p>
          </table:table-cell>
          <table:table-cell table:formula="of:=CONCATENATE([.C42];[.B43])" office:value-type="string" office:string-value="4766256280957387591441134715440233311575631">
            <text:p>4766256280957387591441134715440233311575631</text:p>
          </table:table-cell>
          <table:table-cell table:formula="of:=INT(RAND()*2)" office:value-type="float" office:value="0">
            <text:p>0</text:p>
          </table:table-cell>
          <table:table-cell table:formula="of:=CHAR(IF([.D43]=0;INT(RAND()*26+97);INT(RAND()*10+48)))" office:value-type="string" office:string-value="d">
            <text:p>d</text:p>
          </table:table-cell>
          <table:table-cell table:formula="of:=CONCATENATE([.F42];[.E43])" office:value-type="string" office:string-value="u334r2rmtyi0c867i05k0ts3817505v897gd3nfcigd">
            <text:p>u334r2rmtyi0c867i05k0ts3817505v897gd3nfcigd</text:p>
          </table:table-cell>
          <table:table-cell/>
          <table:table-cell table:formula="of:=[.H42]+1" office:value-type="float" office:value="42">
            <text:p>42</text:p>
          </table:table-cell>
          <table:table-cell table:formula="of:=CHAR([.H43])" office:value-type="string" office:string-value="*">
            <text:p>*</text:p>
          </table:table-cell>
          <table:table-cell table:number-columns-repeated="7"/>
        </table:table-row>
        <table:table-row table:style-name="ro2">
          <table:table-cell table:formula="of:=INT(RAND()*10+48)" office:value-type="float" office:value="48">
            <text:p>48</text:p>
          </table:table-cell>
          <table:table-cell table:formula="of:=CHAR([.A44])" office:value-type="string" office:string-value="0">
            <text:p>0</text:p>
          </table:table-cell>
          <table:table-cell table:formula="of:=CONCATENATE([.C43];[.B44])" office:value-type="string" office:string-value="47662562809573875914411347154402333115756310">
            <text:p>47662562809573875914411347154402333115756310</text:p>
          </table:table-cell>
          <table:table-cell table:formula="of:=INT(RAND()*2)" office:value-type="float" office:value="0">
            <text:p>0</text:p>
          </table:table-cell>
          <table:table-cell table:formula="of:=CHAR(IF([.D44]=0;INT(RAND()*26+97);INT(RAND()*10+48)))" office:value-type="string" office:string-value="p">
            <text:p>p</text:p>
          </table:table-cell>
          <table:table-cell table:formula="of:=CONCATENATE([.F43];[.E44])" office:value-type="string" office:string-value="u334r2rmtyi0c867i05k0ts3817505v897gd3nfcigdp">
            <text:p>u334r2rmtyi0c867i05k0ts3817505v897gd3nfcigdp</text:p>
          </table:table-cell>
          <table:table-cell/>
          <table:table-cell table:formula="of:=[.H43]+1" office:value-type="float" office:value="43">
            <text:p>43</text:p>
          </table:table-cell>
          <table:table-cell table:formula="of:=CHAR([.H44])" office:value-type="string" office:string-value="+">
            <text:p>+</text:p>
          </table:table-cell>
          <table:table-cell table:number-columns-repeated="7"/>
        </table:table-row>
        <table:table-row table:style-name="ro2">
          <table:table-cell table:formula="of:=INT(RAND()*10+48)" office:value-type="float" office:value="48">
            <text:p>48</text:p>
          </table:table-cell>
          <table:table-cell table:formula="of:=CHAR([.A45])" office:value-type="string" office:string-value="0">
            <text:p>0</text:p>
          </table:table-cell>
          <table:table-cell table:formula="of:=CONCATENATE([.C44];[.B45])" office:value-type="string" office:string-value="476625628095738759144113471544023331157563100">
            <text:p>476625628095738759144113471544023331157563100</text:p>
          </table:table-cell>
          <table:table-cell table:formula="of:=INT(RAND()*2)" office:value-type="float" office:value="0">
            <text:p>0</text:p>
          </table:table-cell>
          <table:table-cell table:formula="of:=CHAR(IF([.D45]=0;INT(RAND()*26+97);INT(RAND()*10+48)))" office:value-type="string" office:string-value="g">
            <text:p>g</text:p>
          </table:table-cell>
          <table:table-cell table:formula="of:=CONCATENATE([.F44];[.E45])" office:value-type="string" office:string-value="u334r2rmtyi0c867i05k0ts3817505v897gd3nfcigdpg">
            <text:p>u334r2rmtyi0c867i05k0ts3817505v897gd3nfcigdpg</text:p>
          </table:table-cell>
          <table:table-cell/>
          <table:table-cell table:formula="of:=[.H44]+1" office:value-type="float" office:value="44">
            <text:p>44</text:p>
          </table:table-cell>
          <table:table-cell table:formula="of:=CHAR([.H45])" office:value-type="string" office:string-value=",">
            <text:p>,</text:p>
          </table:table-cell>
          <table:table-cell table:number-columns-repeated="7"/>
        </table:table-row>
        <table:table-row table:style-name="ro2">
          <table:table-cell table:formula="of:=INT(RAND()*10+48)" office:value-type="float" office:value="49">
            <text:p>49</text:p>
          </table:table-cell>
          <table:table-cell table:formula="of:=CHAR([.A46])" office:value-type="string" office:string-value="1">
            <text:p>1</text:p>
          </table:table-cell>
          <table:table-cell table:formula="of:=CONCATENATE([.C45];[.B46])" office:value-type="string" office:string-value="4766256280957387591441134715440233311575631001">
            <text:p>4766256280957387591441134715440233311575631001</text:p>
          </table:table-cell>
          <table:table-cell table:formula="of:=INT(RAND()*2)" office:value-type="float" office:value="0">
            <text:p>0</text:p>
          </table:table-cell>
          <table:table-cell table:formula="of:=CHAR(IF([.D46]=0;INT(RAND()*26+97);INT(RAND()*10+48)))" office:value-type="string" office:string-value="a">
            <text:p>a</text:p>
          </table:table-cell>
          <table:table-cell table:formula="of:=CONCATENATE([.F45];[.E46])" office:value-type="string" office:string-value="u334r2rmtyi0c867i05k0ts3817505v897gd3nfcigdpga">
            <text:p>u334r2rmtyi0c867i05k0ts3817505v897gd3nfcigdpga</text:p>
          </table:table-cell>
          <table:table-cell/>
          <table:table-cell table:formula="of:=[.H45]+1" office:value-type="float" office:value="45">
            <text:p>45</text:p>
          </table:table-cell>
          <table:table-cell table:formula="of:=CHAR([.H46])" office:value-type="string" office:string-value="-">
            <text:p>-</text:p>
          </table:table-cell>
          <table:table-cell table:number-columns-repeated="7"/>
        </table:table-row>
        <table:table-row table:style-name="ro2">
          <table:table-cell table:formula="of:=INT(RAND()*10+48)" office:value-type="float" office:value="57">
            <text:p>57</text:p>
          </table:table-cell>
          <table:table-cell table:formula="of:=CHAR([.A47])" office:value-type="string" office:string-value="9">
            <text:p>9</text:p>
          </table:table-cell>
          <table:table-cell table:formula="of:=CONCATENATE([.C46];[.B47])" office:value-type="string" office:string-value="47662562809573875914411347154402333115756310019">
            <text:p>47662562809573875914411347154402333115756310019</text:p>
          </table:table-cell>
          <table:table-cell table:formula="of:=INT(RAND()*2)" office:value-type="float" office:value="0">
            <text:p>0</text:p>
          </table:table-cell>
          <table:table-cell table:formula="of:=CHAR(IF([.D47]=0;INT(RAND()*26+97);INT(RAND()*10+48)))" office:value-type="string" office:string-value="c">
            <text:p>c</text:p>
          </table:table-cell>
          <table:table-cell table:formula="of:=CONCATENATE([.F46];[.E47])" office:value-type="string" office:string-value="u334r2rmtyi0c867i05k0ts3817505v897gd3nfcigdpgac">
            <text:p>u334r2rmtyi0c867i05k0ts3817505v897gd3nfcigdpgac</text:p>
          </table:table-cell>
          <table:table-cell/>
          <table:table-cell table:formula="of:=[.H46]+1" office:value-type="float" office:value="46">
            <text:p>46</text:p>
          </table:table-cell>
          <table:table-cell table:formula="of:=CHAR([.H47])" office:value-type="string" office:string-value=".">
            <text:p>.</text:p>
          </table:table-cell>
          <table:table-cell table:number-columns-repeated="7"/>
        </table:table-row>
        <table:table-row table:style-name="ro2">
          <table:table-cell table:formula="of:=INT(RAND()*10+48)" office:value-type="float" office:value="51">
            <text:p>51</text:p>
          </table:table-cell>
          <table:table-cell table:formula="of:=CHAR([.A48])" office:value-type="string" office:string-value="3">
            <text:p>3</text:p>
          </table:table-cell>
          <table:table-cell table:formula="of:=CONCATENATE([.C47];[.B48])" office:value-type="string" office:string-value="476625628095738759144113471544023331157563100193">
            <text:p>476625628095738759144113471544023331157563100193</text:p>
          </table:table-cell>
          <table:table-cell table:formula="of:=INT(RAND()*2)" office:value-type="float" office:value="0">
            <text:p>0</text:p>
          </table:table-cell>
          <table:table-cell table:formula="of:=CHAR(IF([.D48]=0;INT(RAND()*26+97);INT(RAND()*10+48)))" office:value-type="string" office:string-value="l">
            <text:p>l</text:p>
          </table:table-cell>
          <table:table-cell table:formula="of:=CONCATENATE([.F47];[.E48])" office:value-type="string" office:string-value="u334r2rmtyi0c867i05k0ts3817505v897gd3nfcigdpgacl">
            <text:p>u334r2rmtyi0c867i05k0ts3817505v897gd3nfcigdpgacl</text:p>
          </table:table-cell>
          <table:table-cell/>
          <table:table-cell table:formula="of:=[.H47]+1" office:value-type="float" office:value="47">
            <text:p>47</text:p>
          </table:table-cell>
          <table:table-cell table:formula="of:=CHAR([.H48])" office:value-type="string" office:string-value="/">
            <text:p>/</text:p>
          </table:table-cell>
          <table:table-cell table:number-columns-repeated="7"/>
        </table:table-row>
        <table:table-row table:style-name="ro2">
          <table:table-cell table:formula="of:=INT(RAND()*10+48)" office:value-type="float" office:value="53">
            <text:p>53</text:p>
          </table:table-cell>
          <table:table-cell table:formula="of:=CHAR([.A49])" office:value-type="string" office:string-value="5">
            <text:p>5</text:p>
          </table:table-cell>
          <table:table-cell table:formula="of:=CONCATENATE([.C48];[.B49])" office:value-type="string" office:string-value="4766256280957387591441134715440233311575631001935">
            <text:p>4766256280957387591441134715440233311575631001935</text:p>
          </table:table-cell>
          <table:table-cell table:formula="of:=INT(RAND()*2)" office:value-type="float" office:value="1">
            <text:p>1</text:p>
          </table:table-cell>
          <table:table-cell table:formula="of:=CHAR(IF([.D49]=0;INT(RAND()*26+97);INT(RAND()*10+48)))" office:value-type="string" office:string-value="4">
            <text:p>4</text:p>
          </table:table-cell>
          <table:table-cell table:formula="of:=CONCATENATE([.F48];[.E49])" office:value-type="string" office:string-value="u334r2rmtyi0c867i05k0ts3817505v897gd3nfcigdpgacl4">
            <text:p>u334r2rmtyi0c867i05k0ts3817505v897gd3nfcigdpgacl4</text:p>
          </table:table-cell>
          <table:table-cell/>
          <table:table-cell table:formula="of:=[.H48]+1" office:value-type="float" office:value="48">
            <text:p>48</text:p>
          </table:table-cell>
          <table:table-cell table:formula="of:=CHAR([.H49])" office:value-type="string" office:string-value="0">
            <text:p>0</text:p>
          </table:table-cell>
          <table:table-cell table:number-columns-repeated="7"/>
        </table:table-row>
        <table:table-row table:style-name="ro2">
          <table:table-cell table:formula="of:=INT(RAND()*10+48)" office:value-type="float" office:value="51">
            <text:p>51</text:p>
          </table:table-cell>
          <table:table-cell table:formula="of:=CHAR([.A50])" office:value-type="string" office:string-value="3">
            <text:p>3</text:p>
          </table:table-cell>
          <table:table-cell table:formula="of:=CONCATENATE([.C49];[.B50])" office:value-type="string" office:string-value="47662562809573875914411347154402333115756310019353">
            <text:p>47662562809573875914411347154402333115756310019353</text:p>
          </table:table-cell>
          <table:table-cell table:formula="of:=INT(RAND()*2)" office:value-type="float" office:value="1">
            <text:p>1</text:p>
          </table:table-cell>
          <table:table-cell table:formula="of:=CHAR(IF([.D50]=0;INT(RAND()*26+97);INT(RAND()*10+48)))" office:value-type="string" office:string-value="8">
            <text:p>8</text:p>
          </table:table-cell>
          <table:table-cell table:formula="of:=CONCATENATE([.F49];[.E50])" office:value-type="string" office:string-value="u334r2rmtyi0c867i05k0ts3817505v897gd3nfcigdpgacl48">
            <text:p>u334r2rmtyi0c867i05k0ts3817505v897gd3nfcigdpgacl48</text:p>
          </table:table-cell>
          <table:table-cell/>
          <table:table-cell table:formula="of:=[.H49]+1" office:value-type="float" office:value="49">
            <text:p>49</text:p>
          </table:table-cell>
          <table:table-cell table:formula="of:=CHAR([.H50])" office:value-type="string" office:string-value="1">
            <text:p>1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1">
            <text:p>1</text:p>
          </table:table-cell>
          <table:table-cell table:formula="of:=CHAR(IF([.D51]=0;INT(RAND()*26+97);INT(RAND()*10+48)))" office:value-type="string" office:string-value="5">
            <text:p>5</text:p>
          </table:table-cell>
          <table:table-cell table:number-columns-repeated="2"/>
          <table:table-cell table:formula="of:=[.H50]+1" office:value-type="float" office:value="50">
            <text:p>50</text:p>
          </table:table-cell>
          <table:table-cell table:formula="of:=CHAR([.H51])" office:value-type="string" office:string-value="2">
            <text:p>2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1">
            <text:p>1</text:p>
          </table:table-cell>
          <table:table-cell table:formula="of:=CHAR(IF([.D52]=0;INT(RAND()*26+97);INT(RAND()*10+48)))" office:value-type="string" office:string-value="4">
            <text:p>4</text:p>
          </table:table-cell>
          <table:table-cell table:number-columns-repeated="2"/>
          <table:table-cell table:formula="of:=[.H51]+1" office:value-type="float" office:value="51">
            <text:p>51</text:p>
          </table:table-cell>
          <table:table-cell table:formula="of:=CHAR([.H52])" office:value-type="string" office:string-value="3">
            <text:p>3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0">
            <text:p>0</text:p>
          </table:table-cell>
          <table:table-cell table:formula="of:=CHAR(IF([.D53]=0;INT(RAND()*26+97);INT(RAND()*10+48)))" office:value-type="string" office:string-value="j">
            <text:p>j</text:p>
          </table:table-cell>
          <table:table-cell table:number-columns-repeated="2"/>
          <table:table-cell table:formula="of:=[.H52]+1" office:value-type="float" office:value="52">
            <text:p>52</text:p>
          </table:table-cell>
          <table:table-cell table:formula="of:=CHAR([.H53])" office:value-type="string" office:string-value="4">
            <text:p>4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0">
            <text:p>0</text:p>
          </table:table-cell>
          <table:table-cell table:formula="of:=CHAR(IF([.D54]=0;INT(RAND()*26+97);INT(RAND()*10+48)))" office:value-type="string" office:string-value="a">
            <text:p>a</text:p>
          </table:table-cell>
          <table:table-cell table:number-columns-repeated="2"/>
          <table:table-cell table:formula="of:=[.H53]+1" office:value-type="float" office:value="53">
            <text:p>53</text:p>
          </table:table-cell>
          <table:table-cell table:formula="of:=CHAR([.H54])" office:value-type="string" office:string-value="5">
            <text:p>5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0">
            <text:p>0</text:p>
          </table:table-cell>
          <table:table-cell table:formula="of:=CHAR(IF([.D55]=0;INT(RAND()*26+97);INT(RAND()*10+48)))" office:value-type="string" office:string-value="x">
            <text:p>x</text:p>
          </table:table-cell>
          <table:table-cell table:number-columns-repeated="2"/>
          <table:table-cell table:formula="of:=[.H54]+1" office:value-type="float" office:value="54">
            <text:p>54</text:p>
          </table:table-cell>
          <table:table-cell table:formula="of:=CHAR([.H55])" office:value-type="string" office:string-value="6">
            <text:p>6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0">
            <text:p>0</text:p>
          </table:table-cell>
          <table:table-cell table:formula="of:=CHAR(IF([.D56]=0;INT(RAND()*26+97);INT(RAND()*10+48)))" office:value-type="string" office:string-value="u">
            <text:p>u</text:p>
          </table:table-cell>
          <table:table-cell table:number-columns-repeated="2"/>
          <table:table-cell table:formula="of:=[.H55]+1" office:value-type="float" office:value="55">
            <text:p>55</text:p>
          </table:table-cell>
          <table:table-cell table:formula="of:=CHAR([.H56])" office:value-type="string" office:string-value="7">
            <text:p>7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0">
            <text:p>0</text:p>
          </table:table-cell>
          <table:table-cell table:formula="of:=CHAR(IF([.D57]=0;INT(RAND()*26+97);INT(RAND()*10+48)))" office:value-type="string" office:string-value="t">
            <text:p>t</text:p>
          </table:table-cell>
          <table:table-cell table:number-columns-repeated="2"/>
          <table:table-cell table:formula="of:=[.H56]+1" office:value-type="float" office:value="56">
            <text:p>56</text:p>
          </table:table-cell>
          <table:table-cell table:formula="of:=CHAR([.H57])" office:value-type="string" office:string-value="8">
            <text:p>8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1">
            <text:p>1</text:p>
          </table:table-cell>
          <table:table-cell table:formula="of:=CHAR(IF([.D58]=0;INT(RAND()*26+97);INT(RAND()*10+48)))" office:value-type="string" office:string-value="0">
            <text:p>0</text:p>
          </table:table-cell>
          <table:table-cell table:number-columns-repeated="2"/>
          <table:table-cell table:formula="of:=[.H57]+1" office:value-type="float" office:value="57">
            <text:p>57</text:p>
          </table:table-cell>
          <table:table-cell table:formula="of:=CHAR([.H58])" office:value-type="string" office:string-value="9">
            <text:p>9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1">
            <text:p>1</text:p>
          </table:table-cell>
          <table:table-cell table:formula="of:=CHAR(IF([.D59]=0;INT(RAND()*26+97);INT(RAND()*10+48)))" office:value-type="string" office:string-value="1">
            <text:p>1</text:p>
          </table:table-cell>
          <table:table-cell table:number-columns-repeated="2"/>
          <table:table-cell table:formula="of:=[.H58]+1" office:value-type="float" office:value="58">
            <text:p>58</text:p>
          </table:table-cell>
          <table:table-cell table:formula="of:=CHAR([.H59])" office:value-type="string" office:string-value=":">
            <text:p>: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1">
            <text:p>1</text:p>
          </table:table-cell>
          <table:table-cell table:formula="of:=CHAR(IF([.D60]=0;INT(RAND()*26+97);INT(RAND()*10+48)))" office:value-type="string" office:string-value="3">
            <text:p>3</text:p>
          </table:table-cell>
          <table:table-cell table:number-columns-repeated="2"/>
          <table:table-cell table:formula="of:=[.H59]+1" office:value-type="float" office:value="59">
            <text:p>59</text:p>
          </table:table-cell>
          <table:table-cell table:formula="of:=CHAR([.H60])" office:value-type="string" office:string-value=";">
            <text:p>;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0">
            <text:p>0</text:p>
          </table:table-cell>
          <table:table-cell table:formula="of:=CHAR(IF([.D61]=0;INT(RAND()*26+97);INT(RAND()*10+48)))" office:value-type="string" office:string-value="n">
            <text:p>n</text:p>
          </table:table-cell>
          <table:table-cell table:number-columns-repeated="2"/>
          <table:table-cell table:formula="of:=[.H60]+1" office:value-type="float" office:value="60">
            <text:p>60</text:p>
          </table:table-cell>
          <table:table-cell table:formula="of:=CHAR([.H61])" office:value-type="string" office:string-value="&lt;">
            <text:p>&lt;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1">
            <text:p>1</text:p>
          </table:table-cell>
          <table:table-cell table:formula="of:=CHAR(IF([.D62]=0;INT(RAND()*26+97);INT(RAND()*10+48)))" office:value-type="string" office:string-value="4">
            <text:p>4</text:p>
          </table:table-cell>
          <table:table-cell table:number-columns-repeated="2"/>
          <table:table-cell table:formula="of:=[.H61]+1" office:value-type="float" office:value="61">
            <text:p>61</text:p>
          </table:table-cell>
          <table:table-cell table:formula="of:=CHAR([.H62])" office:value-type="string" office:string-value="=">
            <text:p>=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1">
            <text:p>1</text:p>
          </table:table-cell>
          <table:table-cell table:formula="of:=CHAR(IF([.D63]=0;INT(RAND()*26+97);INT(RAND()*10+48)))" office:value-type="string" office:string-value="3">
            <text:p>3</text:p>
          </table:table-cell>
          <table:table-cell table:number-columns-repeated="2"/>
          <table:table-cell table:formula="of:=[.H62]+1" office:value-type="float" office:value="62">
            <text:p>62</text:p>
          </table:table-cell>
          <table:table-cell table:formula="of:=CHAR([.H63])" office:value-type="string" office:string-value="&gt;">
            <text:p>&gt;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1">
            <text:p>1</text:p>
          </table:table-cell>
          <table:table-cell table:formula="of:=CHAR(IF([.D64]=0;INT(RAND()*26+97);INT(RAND()*10+48)))" office:value-type="string" office:string-value="0">
            <text:p>0</text:p>
          </table:table-cell>
          <table:table-cell table:number-columns-repeated="2"/>
          <table:table-cell table:formula="of:=[.H63]+1" office:value-type="float" office:value="63">
            <text:p>63</text:p>
          </table:table-cell>
          <table:table-cell table:formula="of:=CHAR([.H64])" office:value-type="string" office:string-value="?">
            <text:p>?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1">
            <text:p>1</text:p>
          </table:table-cell>
          <table:table-cell table:formula="of:=CHAR(IF([.D65]=0;INT(RAND()*26+97);INT(RAND()*10+48)))" office:value-type="string" office:string-value="6">
            <text:p>6</text:p>
          </table:table-cell>
          <table:table-cell table:number-columns-repeated="2"/>
          <table:table-cell table:formula="of:=[.H64]+1" office:value-type="float" office:value="64">
            <text:p>64</text:p>
          </table:table-cell>
          <table:table-cell table:formula="of:=CHAR([.H65])" office:value-type="string" office:string-value="@">
            <text:p>@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1">
            <text:p>1</text:p>
          </table:table-cell>
          <table:table-cell table:formula="of:=CHAR(IF([.D66]=0;INT(RAND()*26+97);INT(RAND()*10+48)))" office:value-type="string" office:string-value="3">
            <text:p>3</text:p>
          </table:table-cell>
          <table:table-cell table:number-columns-repeated="2"/>
          <table:table-cell table:formula="of:=[.H65]+1" office:value-type="float" office:value="65">
            <text:p>65</text:p>
          </table:table-cell>
          <table:table-cell table:formula="of:=CHAR([.H66])" office:value-type="string" office:string-value="A">
            <text:p>A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0">
            <text:p>0</text:p>
          </table:table-cell>
          <table:table-cell table:formula="of:=CHAR(IF([.D67]=0;INT(RAND()*26+97);INT(RAND()*10+48)))" office:value-type="string" office:string-value="h">
            <text:p>h</text:p>
          </table:table-cell>
          <table:table-cell table:number-columns-repeated="2"/>
          <table:table-cell table:formula="of:=[.H66]+1" office:value-type="float" office:value="66">
            <text:p>66</text:p>
          </table:table-cell>
          <table:table-cell table:formula="of:=CHAR([.H67])" office:value-type="string" office:string-value="B">
            <text:p>B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1">
            <text:p>1</text:p>
          </table:table-cell>
          <table:table-cell table:formula="of:=CHAR(IF([.D68]=0;INT(RAND()*26+97);INT(RAND()*10+48)))" office:value-type="string" office:string-value="8">
            <text:p>8</text:p>
          </table:table-cell>
          <table:table-cell table:number-columns-repeated="2"/>
          <table:table-cell table:formula="of:=[.H67]+1" office:value-type="float" office:value="67">
            <text:p>67</text:p>
          </table:table-cell>
          <table:table-cell table:formula="of:=CHAR([.H68])" office:value-type="string" office:string-value="C">
            <text:p>C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1">
            <text:p>1</text:p>
          </table:table-cell>
          <table:table-cell table:formula="of:=CHAR(IF([.D69]=0;INT(RAND()*26+97);INT(RAND()*10+48)))" office:value-type="string" office:string-value="5">
            <text:p>5</text:p>
          </table:table-cell>
          <table:table-cell table:number-columns-repeated="2"/>
          <table:table-cell table:formula="of:=[.H68]+1" office:value-type="float" office:value="68">
            <text:p>68</text:p>
          </table:table-cell>
          <table:table-cell table:formula="of:=CHAR([.H69])" office:value-type="string" office:string-value="D">
            <text:p>D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0">
            <text:p>0</text:p>
          </table:table-cell>
          <table:table-cell table:formula="of:=CHAR(IF([.D70]=0;INT(RAND()*26+97);INT(RAND()*10+48)))" office:value-type="string" office:string-value="x">
            <text:p>x</text:p>
          </table:table-cell>
          <table:table-cell table:number-columns-repeated="2"/>
          <table:table-cell table:formula="of:=[.H69]+1" office:value-type="float" office:value="69">
            <text:p>69</text:p>
          </table:table-cell>
          <table:table-cell table:formula="of:=CHAR([.H70])" office:value-type="string" office:string-value="E">
            <text:p>E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0">
            <text:p>0</text:p>
          </table:table-cell>
          <table:table-cell table:formula="of:=CHAR(IF([.D71]=0;INT(RAND()*26+97);INT(RAND()*10+48)))" office:value-type="string" office:string-value="t">
            <text:p>t</text:p>
          </table:table-cell>
          <table:table-cell table:number-columns-repeated="2"/>
          <table:table-cell table:formula="of:=[.H70]+1" office:value-type="float" office:value="70">
            <text:p>70</text:p>
          </table:table-cell>
          <table:table-cell table:formula="of:=CHAR([.H71])" office:value-type="string" office:string-value="F">
            <text:p>F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1">
            <text:p>1</text:p>
          </table:table-cell>
          <table:table-cell table:formula="of:=CHAR(IF([.D72]=0;INT(RAND()*26+97);INT(RAND()*10+48)))" office:value-type="string" office:string-value="4">
            <text:p>4</text:p>
          </table:table-cell>
          <table:table-cell table:number-columns-repeated="2"/>
          <table:table-cell table:formula="of:=[.H71]+1" office:value-type="float" office:value="71">
            <text:p>71</text:p>
          </table:table-cell>
          <table:table-cell table:formula="of:=CHAR([.H72])" office:value-type="string" office:string-value="G">
            <text:p>G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1">
            <text:p>1</text:p>
          </table:table-cell>
          <table:table-cell table:formula="of:=CHAR(IF([.D73]=0;INT(RAND()*26+97);INT(RAND()*10+48)))" office:value-type="string" office:string-value="7">
            <text:p>7</text:p>
          </table:table-cell>
          <table:table-cell table:number-columns-repeated="2"/>
          <table:table-cell table:formula="of:=[.H72]+1" office:value-type="float" office:value="72">
            <text:p>72</text:p>
          </table:table-cell>
          <table:table-cell table:formula="of:=CHAR([.H73])" office:value-type="string" office:string-value="H">
            <text:p>H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0">
            <text:p>0</text:p>
          </table:table-cell>
          <table:table-cell table:formula="of:=CHAR(IF([.D74]=0;INT(RAND()*26+97);INT(RAND()*10+48)))" office:value-type="string" office:string-value="f">
            <text:p>f</text:p>
          </table:table-cell>
          <table:table-cell table:number-columns-repeated="2"/>
          <table:table-cell table:formula="of:=[.H73]+1" office:value-type="float" office:value="73">
            <text:p>73</text:p>
          </table:table-cell>
          <table:table-cell table:formula="of:=CHAR([.H74])" office:value-type="string" office:string-value="I">
            <text:p>I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1">
            <text:p>1</text:p>
          </table:table-cell>
          <table:table-cell table:formula="of:=CHAR(IF([.D75]=0;INT(RAND()*26+97);INT(RAND()*10+48)))" office:value-type="string" office:string-value="0">
            <text:p>0</text:p>
          </table:table-cell>
          <table:table-cell table:number-columns-repeated="2"/>
          <table:table-cell table:formula="of:=[.H74]+1" office:value-type="float" office:value="74">
            <text:p>74</text:p>
          </table:table-cell>
          <table:table-cell table:formula="of:=CHAR([.H75])" office:value-type="string" office:string-value="J">
            <text:p>J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0">
            <text:p>0</text:p>
          </table:table-cell>
          <table:table-cell table:formula="of:=CHAR(IF([.D76]=0;INT(RAND()*26+97);INT(RAND()*10+48)))" office:value-type="string" office:string-value="r">
            <text:p>r</text:p>
          </table:table-cell>
          <table:table-cell table:number-columns-repeated="2"/>
          <table:table-cell table:formula="of:=[.H75]+1" office:value-type="float" office:value="75">
            <text:p>75</text:p>
          </table:table-cell>
          <table:table-cell table:formula="of:=CHAR([.H76])" office:value-type="string" office:string-value="K">
            <text:p>K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0">
            <text:p>0</text:p>
          </table:table-cell>
          <table:table-cell table:formula="of:=CHAR(IF([.D77]=0;INT(RAND()*26+97);INT(RAND()*10+48)))" office:value-type="string" office:string-value="b">
            <text:p>b</text:p>
          </table:table-cell>
          <table:table-cell table:number-columns-repeated="2"/>
          <table:table-cell table:formula="of:=[.H76]+1" office:value-type="float" office:value="76">
            <text:p>76</text:p>
          </table:table-cell>
          <table:table-cell table:formula="of:=CHAR([.H77])" office:value-type="string" office:string-value="L">
            <text:p>L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0">
            <text:p>0</text:p>
          </table:table-cell>
          <table:table-cell table:formula="of:=CHAR(IF([.D78]=0;INT(RAND()*26+97);INT(RAND()*10+48)))" office:value-type="string" office:string-value="l">
            <text:p>l</text:p>
          </table:table-cell>
          <table:table-cell table:number-columns-repeated="2"/>
          <table:table-cell table:formula="of:=[.H77]+1" office:value-type="float" office:value="77">
            <text:p>77</text:p>
          </table:table-cell>
          <table:table-cell table:formula="of:=CHAR([.H78])" office:value-type="string" office:string-value="M">
            <text:p>M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1">
            <text:p>1</text:p>
          </table:table-cell>
          <table:table-cell table:formula="of:=CHAR(IF([.D79]=0;INT(RAND()*26+97);INT(RAND()*10+48)))" office:value-type="string" office:string-value="5">
            <text:p>5</text:p>
          </table:table-cell>
          <table:table-cell table:number-columns-repeated="2"/>
          <table:table-cell table:formula="of:=[.H78]+1" office:value-type="float" office:value="78">
            <text:p>78</text:p>
          </table:table-cell>
          <table:table-cell table:formula="of:=CHAR([.H79])" office:value-type="string" office:string-value="N">
            <text:p>N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1">
            <text:p>1</text:p>
          </table:table-cell>
          <table:table-cell table:formula="of:=CHAR(IF([.D80]=0;INT(RAND()*26+97);INT(RAND()*10+48)))" office:value-type="string" office:string-value="5">
            <text:p>5</text:p>
          </table:table-cell>
          <table:table-cell table:number-columns-repeated="2"/>
          <table:table-cell table:formula="of:=[.H79]+1" office:value-type="float" office:value="79">
            <text:p>79</text:p>
          </table:table-cell>
          <table:table-cell table:formula="of:=CHAR([.H80])" office:value-type="string" office:string-value="O">
            <text:p>O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1">
            <text:p>1</text:p>
          </table:table-cell>
          <table:table-cell table:formula="of:=CHAR(IF([.D81]=0;INT(RAND()*26+97);INT(RAND()*10+48)))" office:value-type="string" office:string-value="2">
            <text:p>2</text:p>
          </table:table-cell>
          <table:table-cell table:number-columns-repeated="2"/>
          <table:table-cell table:formula="of:=[.H80]+1" office:value-type="float" office:value="80">
            <text:p>80</text:p>
          </table:table-cell>
          <table:table-cell table:formula="of:=CHAR([.H81])" office:value-type="string" office:string-value="P">
            <text:p>P</text:p>
          </table:table-cell>
          <table:table-cell table:number-columns-repeated="7"/>
        </table:table-row>
        <table:table-row table:style-name="ro2">
          <table:table-cell table:number-columns-repeated="3"/>
          <table:table-cell table:formula="of:=INT(RAND()*2)" office:value-type="float" office:value="1">
            <text:p>1</text:p>
          </table:table-cell>
          <table:table-cell table:formula="of:=CHAR(IF([.D82]=0;INT(RAND()*26+97);INT(RAND()*10+48)))" office:value-type="string" office:string-value="0">
            <text:p>0</text:p>
          </table:table-cell>
          <table:table-cell table:number-columns-repeated="2"/>
          <table:table-cell table:formula="of:=[.H81]+1" office:value-type="float" office:value="81">
            <text:p>81</text:p>
          </table:table-cell>
          <table:table-cell table:formula="of:=CHAR([.H82])" office:value-type="string" office:string-value="Q">
            <text:p>Q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 table:formula="of:=CHAR(IF([.D83]=0;INT(RAND()*26+97);INT(RAND()*10+48)))" office:value-type="string" office:string-value="p">
            <text:p>p</text:p>
          </table:table-cell>
          <table:table-cell table:number-columns-repeated="2"/>
          <table:table-cell table:formula="of:=[.H82]+1" office:value-type="float" office:value="82">
            <text:p>82</text:p>
          </table:table-cell>
          <table:table-cell table:formula="of:=CHAR([.H83])" office:value-type="string" office:string-value="R">
            <text:p>R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/>
          <table:table-cell office:value-type="float" office:value="0">
            <text:p>0</text:p>
          </table:table-cell>
          <table:table-cell table:formula="of:=CHAR(IF([.D84]=0;INT(RAND()*26+97);INT(RAND()*10+48)))" office:value-type="string" office:string-value="a">
            <text:p>a</text:p>
          </table:table-cell>
          <table:table-cell table:number-columns-repeated="2"/>
          <table:table-cell table:formula="of:=[.H83]+1" office:value-type="float" office:value="83">
            <text:p>83</text:p>
          </table:table-cell>
          <table:table-cell table:formula="of:=CHAR([.H84])" office:value-type="string" office:string-value="S">
            <text:p>S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/>
          <table:table-cell office:value-type="float" office:value="0">
            <text:p>0</text:p>
          </table:table-cell>
          <table:table-cell table:formula="of:=CHAR(IF([.D85]=0;INT(RAND()*26+97);INT(RAND()*10+48)))" office:value-type="string" office:string-value="m">
            <text:p>m</text:p>
          </table:table-cell>
          <table:table-cell table:number-columns-repeated="2"/>
          <table:table-cell table:formula="of:=[.H84]+1" office:value-type="float" office:value="84">
            <text:p>84</text:p>
          </table:table-cell>
          <table:table-cell table:formula="of:=CHAR([.H85])" office:value-type="string" office:string-value="T">
            <text:p>T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/>
          <table:table-cell office:value-type="float" office:value="0">
            <text:p>0</text:p>
          </table:table-cell>
          <table:table-cell table:formula="of:=CHAR(IF([.D86]=0;INT(RAND()*26+97);INT(RAND()*10+48)))" office:value-type="string" office:string-value="e">
            <text:p>e</text:p>
          </table:table-cell>
          <table:table-cell table:number-columns-repeated="2"/>
          <table:table-cell table:formula="of:=[.H85]+1" office:value-type="float" office:value="85">
            <text:p>85</text:p>
          </table:table-cell>
          <table:table-cell table:formula="of:=CHAR([.H86])" office:value-type="string" office:string-value="U">
            <text:p>U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/>
          <table:table-cell office:value-type="float" office:value="0">
            <text:p>0</text:p>
          </table:table-cell>
          <table:table-cell table:formula="of:=CHAR(IF([.D87]=0;INT(RAND()*26+97);INT(RAND()*10+48)))" office:value-type="string" office:string-value="g">
            <text:p>g</text:p>
          </table:table-cell>
          <table:table-cell table:number-columns-repeated="2"/>
          <table:table-cell table:formula="of:=[.H86]+1" office:value-type="float" office:value="86">
            <text:p>86</text:p>
          </table:table-cell>
          <table:table-cell table:formula="of:=CHAR([.H87])" office:value-type="string" office:string-value="V">
            <text:p>V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/>
          <table:table-cell office:value-type="float" office:value="0">
            <text:p>0</text:p>
          </table:table-cell>
          <table:table-cell table:formula="of:=CHAR(IF([.D88]=0;INT(RAND()*26+97);INT(RAND()*10+48)))" office:value-type="string" office:string-value="k">
            <text:p>k</text:p>
          </table:table-cell>
          <table:table-cell table:number-columns-repeated="2"/>
          <table:table-cell table:formula="of:=[.H87]+1" office:value-type="float" office:value="87">
            <text:p>87</text:p>
          </table:table-cell>
          <table:table-cell table:formula="of:=CHAR([.H88])" office:value-type="string" office:string-value="W">
            <text:p>W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/>
          <table:table-cell office:value-type="float" office:value="0">
            <text:p>0</text:p>
          </table:table-cell>
          <table:table-cell table:formula="of:=CHAR(IF([.D89]=0;INT(RAND()*26+97);INT(RAND()*10+48)))" office:value-type="string" office:string-value="q">
            <text:p>q</text:p>
          </table:table-cell>
          <table:table-cell table:number-columns-repeated="2"/>
          <table:table-cell table:formula="of:=[.H88]+1" office:value-type="float" office:value="88">
            <text:p>88</text:p>
          </table:table-cell>
          <table:table-cell table:formula="of:=CHAR([.H89])" office:value-type="string" office:string-value="X">
            <text:p>X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/>
          <table:table-cell office:value-type="float" office:value="0">
            <text:p>0</text:p>
          </table:table-cell>
          <table:table-cell table:formula="of:=CHAR(IF([.D90]=0;INT(RAND()*26+97);INT(RAND()*10+48)))" office:value-type="string" office:string-value="c">
            <text:p>c</text:p>
          </table:table-cell>
          <table:table-cell table:number-columns-repeated="2"/>
          <table:table-cell table:formula="of:=[.H89]+1" office:value-type="float" office:value="89">
            <text:p>89</text:p>
          </table:table-cell>
          <table:table-cell table:formula="of:=CHAR([.H90])" office:value-type="string" office:string-value="Y">
            <text:p>Y</text:p>
          </table:table-cell>
          <table:table-cell table:number-columns-repeated="7"/>
        </table:table-row>
        <table:table-row table:style-name="ro2">
          <table:table-cell table:style-name="Default"/>
          <table:table-cell table:style-name="Default"/>
          <table:table-cell table:formula="of:=CONCATENATE([.C90];[.B91])">
            <text:p/>
          </table:table-cell>
          <table:table-cell office:value-type="float" office:value="0">
            <text:p>0</text:p>
          </table:table-cell>
          <table:table-cell table:formula="of:=CHAR(IF([.D91]=0;INT(RAND()*26+97);INT(RAND()*10+48)))" office:value-type="string" office:string-value="q">
            <text:p>q</text:p>
          </table:table-cell>
          <table:table-cell table:number-columns-repeated="2"/>
          <table:table-cell table:formula="of:=[.H90]+1" office:value-type="float" office:value="90">
            <text:p>90</text:p>
          </table:table-cell>
          <table:table-cell table:formula="of:=CHAR([.H91])" office:value-type="string" office:string-value="Z">
            <text:p>Z</text:p>
          </table:table-cell>
          <table:table-cell table:number-columns-repeated="7"/>
        </table:table-row>
        <table:table-row table:style-name="ro2">
          <table:table-cell table:style-name="Default"/>
          <table:table-cell table:style-name="Default"/>
          <table:table-cell table:formula="of:=CONCATENATE([.C91];[.B92])">
            <text:p/>
          </table:table-cell>
          <table:table-cell/>
          <table:table-cell table:style-name="Default"/>
          <table:table-cell table:number-columns-repeated="2"/>
          <table:table-cell table:formula="of:=[.H91]+1" office:value-type="float" office:value="91">
            <text:p>91</text:p>
          </table:table-cell>
          <table:table-cell table:formula="of:=CHAR([.H92])" office:value-type="string" office:string-value="[">
            <text:p>[</text:p>
          </table:table-cell>
          <table:table-cell table:number-columns-repeated="7"/>
        </table:table-row>
        <table:table-row table:style-name="ro2">
          <table:table-cell table:style-name="Default"/>
          <table:table-cell table:style-name="Default"/>
          <table:table-cell table:formula="of:=CONCATENATE([.C92];[.B93])">
            <text:p/>
          </table:table-cell>
          <table:table-cell/>
          <table:table-cell table:style-name="Default"/>
          <table:table-cell table:number-columns-repeated="2"/>
          <table:table-cell table:formula="of:=[.H92]+1" office:value-type="float" office:value="92">
            <text:p>92</text:p>
          </table:table-cell>
          <table:table-cell table:formula="of:=CHAR([.H93])" office:value-type="string" office:string-value="\">
            <text:p>\</text:p>
          </table:table-cell>
          <table:table-cell table:number-columns-repeated="7"/>
        </table:table-row>
        <table:table-row table:style-name="ro2">
          <table:table-cell table:style-name="Default"/>
          <table:table-cell table:style-name="Default"/>
          <table:table-cell table:formula="of:=CONCATENATE([.C93];[.B94])">
            <text:p/>
          </table:table-cell>
          <table:table-cell/>
          <table:table-cell table:style-name="Default"/>
          <table:table-cell table:number-columns-repeated="2"/>
          <table:table-cell table:formula="of:=[.H93]+1" office:value-type="float" office:value="93">
            <text:p>93</text:p>
          </table:table-cell>
          <table:table-cell table:formula="of:=CHAR([.H94])" office:value-type="string" office:string-value="]">
            <text:p>]</text:p>
          </table:table-cell>
          <table:table-cell table:number-columns-repeated="7"/>
        </table:table-row>
        <table:table-row table:style-name="ro2">
          <table:table-cell table:style-name="Default"/>
          <table:table-cell table:style-name="Default"/>
          <table:table-cell table:formula="of:=CONCATENATE([.C94];[.B95])">
            <text:p/>
          </table:table-cell>
          <table:table-cell/>
          <table:table-cell table:style-name="Default"/>
          <table:table-cell table:number-columns-repeated="2"/>
          <table:table-cell table:formula="of:=[.H94]+1" office:value-type="float" office:value="94">
            <text:p>94</text:p>
          </table:table-cell>
          <table:table-cell table:formula="of:=CHAR([.H95])" office:value-type="string" office:string-value="^">
            <text:p>^</text:p>
          </table:table-cell>
          <table:table-cell table:number-columns-repeated="7"/>
        </table:table-row>
        <table:table-row table:style-name="ro2">
          <table:table-cell table:style-name="Default"/>
          <table:table-cell table:style-name="Default"/>
          <table:table-cell table:formula="of:=CONCATENATE([.C95];[.B96])">
            <text:p/>
          </table:table-cell>
          <table:table-cell/>
          <table:table-cell table:style-name="Default"/>
          <table:table-cell table:number-columns-repeated="2"/>
          <table:table-cell table:formula="of:=[.H95]+1" office:value-type="float" office:value="95">
            <text:p>95</text:p>
          </table:table-cell>
          <table:table-cell table:formula="of:=CHAR([.H96])" office:value-type="string" office:string-value="_">
            <text:p>_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96]+1" office:value-type="float" office:value="96">
            <text:p>96</text:p>
          </table:table-cell>
          <table:table-cell table:formula="of:=CHAR([.H97])" office:value-type="string" office:string-value="`">
            <text:p>`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97]+1" office:value-type="float" office:value="97">
            <text:p>97</text:p>
          </table:table-cell>
          <table:table-cell table:formula="of:=CHAR([.H98])" office:value-type="string" office:string-value="a">
            <text:p>a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98]+1" office:value-type="float" office:value="98">
            <text:p>98</text:p>
          </table:table-cell>
          <table:table-cell table:formula="of:=CHAR([.H99])" office:value-type="string" office:string-value="b">
            <text:p>b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99]+1" office:value-type="float" office:value="99">
            <text:p>99</text:p>
          </table:table-cell>
          <table:table-cell table:formula="of:=CHAR([.H100])" office:value-type="string" office:string-value="c">
            <text:p>c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00]+1" office:value-type="float" office:value="100">
            <text:p>100</text:p>
          </table:table-cell>
          <table:table-cell table:formula="of:=CHAR([.H101])" office:value-type="string" office:string-value="d">
            <text:p>d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01]+1" office:value-type="float" office:value="101">
            <text:p>101</text:p>
          </table:table-cell>
          <table:table-cell table:formula="of:=CHAR([.H102])" office:value-type="string" office:string-value="e">
            <text:p>e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02]+1" office:value-type="float" office:value="102">
            <text:p>102</text:p>
          </table:table-cell>
          <table:table-cell table:formula="of:=CHAR([.H103])" office:value-type="string" office:string-value="f">
            <text:p>f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03]+1" office:value-type="float" office:value="103">
            <text:p>103</text:p>
          </table:table-cell>
          <table:table-cell table:formula="of:=CHAR([.H104])" office:value-type="string" office:string-value="g">
            <text:p>g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04]+1" office:value-type="float" office:value="104">
            <text:p>104</text:p>
          </table:table-cell>
          <table:table-cell table:formula="of:=CHAR([.H105])" office:value-type="string" office:string-value="h">
            <text:p>h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05]+1" office:value-type="float" office:value="105">
            <text:p>105</text:p>
          </table:table-cell>
          <table:table-cell table:formula="of:=CHAR([.H106])" office:value-type="string" office:string-value="i">
            <text:p>i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06]+1" office:value-type="float" office:value="106">
            <text:p>106</text:p>
          </table:table-cell>
          <table:table-cell table:formula="of:=CHAR([.H107])" office:value-type="string" office:string-value="j">
            <text:p>j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07]+1" office:value-type="float" office:value="107">
            <text:p>107</text:p>
          </table:table-cell>
          <table:table-cell table:formula="of:=CHAR([.H108])" office:value-type="string" office:string-value="k">
            <text:p>k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08]+1" office:value-type="float" office:value="108">
            <text:p>108</text:p>
          </table:table-cell>
          <table:table-cell table:formula="of:=CHAR([.H109])" office:value-type="string" office:string-value="l">
            <text:p>l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09]+1" office:value-type="float" office:value="109">
            <text:p>109</text:p>
          </table:table-cell>
          <table:table-cell table:formula="of:=CHAR([.H110])" office:value-type="string" office:string-value="m">
            <text:p>m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10]+1" office:value-type="float" office:value="110">
            <text:p>110</text:p>
          </table:table-cell>
          <table:table-cell table:formula="of:=CHAR([.H111])" office:value-type="string" office:string-value="n">
            <text:p>n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11]+1" office:value-type="float" office:value="111">
            <text:p>111</text:p>
          </table:table-cell>
          <table:table-cell table:formula="of:=CHAR([.H112])" office:value-type="string" office:string-value="o">
            <text:p>o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12]+1" office:value-type="float" office:value="112">
            <text:p>112</text:p>
          </table:table-cell>
          <table:table-cell table:formula="of:=CHAR([.H113])" office:value-type="string" office:string-value="p">
            <text:p>p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13]+1" office:value-type="float" office:value="113">
            <text:p>113</text:p>
          </table:table-cell>
          <table:table-cell table:formula="of:=CHAR([.H114])" office:value-type="string" office:string-value="q">
            <text:p>q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14]+1" office:value-type="float" office:value="114">
            <text:p>114</text:p>
          </table:table-cell>
          <table:table-cell table:formula="of:=CHAR([.H115])" office:value-type="string" office:string-value="r">
            <text:p>r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15]+1" office:value-type="float" office:value="115">
            <text:p>115</text:p>
          </table:table-cell>
          <table:table-cell table:formula="of:=CHAR([.H116])" office:value-type="string" office:string-value="s">
            <text:p>s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16]+1" office:value-type="float" office:value="116">
            <text:p>116</text:p>
          </table:table-cell>
          <table:table-cell table:formula="of:=CHAR([.H117])" office:value-type="string" office:string-value="t">
            <text:p>t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17]+1" office:value-type="float" office:value="117">
            <text:p>117</text:p>
          </table:table-cell>
          <table:table-cell table:formula="of:=CHAR([.H118])" office:value-type="string" office:string-value="u">
            <text:p>u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18]+1" office:value-type="float" office:value="118">
            <text:p>118</text:p>
          </table:table-cell>
          <table:table-cell table:formula="of:=CHAR([.H119])" office:value-type="string" office:string-value="v">
            <text:p>v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19]+1" office:value-type="float" office:value="119">
            <text:p>119</text:p>
          </table:table-cell>
          <table:table-cell table:formula="of:=CHAR([.H120])" office:value-type="string" office:string-value="w">
            <text:p>w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20]+1" office:value-type="float" office:value="120">
            <text:p>120</text:p>
          </table:table-cell>
          <table:table-cell table:formula="of:=CHAR([.H121])" office:value-type="string" office:string-value="x">
            <text:p>x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21]+1" office:value-type="float" office:value="121">
            <text:p>121</text:p>
          </table:table-cell>
          <table:table-cell table:formula="of:=CHAR([.H122])" office:value-type="string" office:string-value="y">
            <text:p>y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22]+1" office:value-type="float" office:value="122">
            <text:p>122</text:p>
          </table:table-cell>
          <table:table-cell table:formula="of:=CHAR([.H123])" office:value-type="string" office:string-value="z">
            <text:p>z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23]+1" office:value-type="float" office:value="123">
            <text:p>123</text:p>
          </table:table-cell>
          <table:table-cell table:formula="of:=CHAR([.H124])" office:value-type="string" office:string-value="{">
            <text:p>{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24]+1" office:value-type="float" office:value="124">
            <text:p>124</text:p>
          </table:table-cell>
          <table:table-cell table:formula="of:=CHAR([.H125])" office:value-type="string" office:string-value="|">
            <text:p>|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25]+1" office:value-type="float" office:value="125">
            <text:p>125</text:p>
          </table:table-cell>
          <table:table-cell table:formula="of:=CHAR([.H126])" office:value-type="string" office:string-value="}">
            <text:p>}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26]+1" office:value-type="float" office:value="126">
            <text:p>126</text:p>
          </table:table-cell>
          <table:table-cell table:formula="of:=CHAR([.H127])" office:value-type="string" office:string-value="~">
            <text:p>~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127]+1" office:value-type="float" office:value="127">
            <text:p>127</text:p>
          </table:table-cell>
          <table:table-cell table:formula="of:=CHAR([.H128])" office:value-type="string" office:string-value="">
            <text:p></text:p>
          </table:table-cell>
          <table:table-cell table:number-columns-repeated="7"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6">12/26/2011</text:date>, <text:time>19:1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e Menconi</meta:initial-creator>
    <meta:creation-date>2011-12-25T09:19:02.65</meta:creation-date>
    <dc:date>2011-12-26T19:13:06.65</dc:date>
    <dc:creator>Dave Menconi</dc:creator>
    <meta:editing-duration>PT31H08M42S</meta:editing-duration>
    <meta:editing-cycles>4</meta:editing-cycles>
    <meta:generator>OpenOffice.org/3.1$Win32 OpenOffice.org_project/310m11$Build-9399</meta:generator>
    <meta:document-statistic meta:table-count="3" meta:cell-count="957" meta:object-count="0"/>
  </office:meta>
</office:document-meta>
</file>